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8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2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3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ext-properties fo:color="#000000"/>
    </style:style>
    <style:style style:name="ce47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434970" table:style-name="ce5">
            <text:p>9.434.970</text:p>
          </table:table-cell>
          <table:table-cell office:value-type="float" office:value="2019500" table:style-name="ce5">
            <text:p>2.019.500</text:p>
          </table:table-cell>
          <table:table-cell office:value-type="float" office:value="1603000" table:style-name="ce5">
            <text:p>1.603.000</text:p>
          </table:table-cell>
          <table:table-cell office:value-type="float" office:value="463400" table:style-name="ce5">
            <text:p>463.400</text:p>
          </table:table-cell>
          <table:table-cell office:value-type="float" office:value="13520870" table:style-name="ce6">
            <text:p>13.520.870</text:p>
          </table:table-cell>
          <table:table-cell office:value-type="float" office:value="12542936" table:style-name="ce6">
            <text:p>12.542.936</text:p>
          </table:table-cell>
          <table:table-cell office:value-type="percentage" office:value="0.92767225777631168" table:style-name="ce7">
            <text:p>92,8%</text:p>
          </table:table-cell>
          <table:table-cell office:value-type="float" office:value="6737407" table:style-name="ce5">
            <text:p>6.737.407</text:p>
          </table:table-cell>
          <table:table-cell office:value-type="float" office:value="6490348" table:style-name="ce5">
            <text:p>6.490.348</text:p>
          </table:table-cell>
          <table:table-cell office:value-type="date" office:date-value="2021-09-18T00:00:00" table:style-name="ce8">
            <text:p>1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08445" table:style-name="ce5">
            <text:p>1.508.4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13445" table:style-name="ce6">
            <text:p>2.113.445</text:p>
          </table:table-cell>
          <table:table-cell office:value-type="float" office:value="1950396" table:style-name="ce6">
            <text:p>1.950.396</text:p>
          </table:table-cell>
          <table:table-cell office:value-type="percentage" office:value="0.92285155279650055" table:style-name="ce7">
            <text:p>92,3%</text:p>
          </table:table-cell>
          <table:table-cell office:value-type="float" office:value="1053935" table:style-name="ce5">
            <text:p>1.053.935</text:p>
          </table:table-cell>
          <table:table-cell office:value-type="float" office:value="1019782" table:style-name="ce5">
            <text:p>1.019.782</text:p>
          </table:table-cell>
          <table:table-cell office:value-type="date" office:date-value="2021-09-17T00:00:00" table:style-name="ce8">
            <text:p>1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15365" table:style-name="ce5">
            <text:p>1.215.365</text:p>
          </table:table-cell>
          <table:table-cell office:value-type="float" office:value="162000" table:style-name="ce5">
            <text:p>162.000</text:p>
          </table:table-cell>
          <table:table-cell office:value-type="float" office:value="220900" table:style-name="ce5">
            <text:p>220.900</text:p>
          </table:table-cell>
          <table:table-cell office:value-type="float" office:value="49700" table:style-name="ce5">
            <text:p>49.700</text:p>
          </table:table-cell>
          <table:table-cell office:value-type="float" office:value="1647965" table:style-name="ce6">
            <text:p>1.647.965</text:p>
          </table:table-cell>
          <table:table-cell office:value-type="float" office:value="1645057" table:style-name="ce6">
            <text:p>1.645.057</text:p>
          </table:table-cell>
          <table:table-cell office:value-type="percentage" office:value="0.99823539941685657" table:style-name="ce7">
            <text:p>99,8%</text:p>
          </table:table-cell>
          <table:table-cell office:value-type="float" office:value="868965" table:style-name="ce5">
            <text:p>868.965</text:p>
          </table:table-cell>
          <table:table-cell office:value-type="float" office:value="849038" table:style-name="ce5">
            <text:p>849.038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72150" table:style-name="ce5">
            <text:p>1.272.15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57600" table:style-name="ce5">
            <text:p>57.600</text:p>
          </table:table-cell>
          <table:table-cell office:value-type="float" office:value="1891250" table:style-name="ce6">
            <text:p>1.891.250</text:p>
          </table:table-cell>
          <table:table-cell office:value-type="float" office:value="1564270" table:style-name="ce6">
            <text:p>1.564.270</text:p>
          </table:table-cell>
          <table:table-cell office:value-type="percentage" office:value="0.82710905485789821" table:style-name="ce7">
            <text:p>82,7%</text:p>
          </table:table-cell>
          <table:table-cell office:value-type="float" office:value="841905" table:style-name="ce5">
            <text:p>841.905</text:p>
          </table:table-cell>
          <table:table-cell office:value-type="float" office:value="813169" table:style-name="ce5">
            <text:p>813.169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58690" table:style-name="ce5">
            <text:p>2.358.690</text:p>
          </table:table-cell>
          <table:table-cell office:value-type="float" office:value="574700" table:style-name="ce5">
            <text:p>574.700</text:p>
          </table:table-cell>
          <table:table-cell office:value-type="float" office:value="455800" table:style-name="ce5">
            <text:p>455.800</text:p>
          </table:table-cell>
          <table:table-cell office:value-type="float" office:value="133650" table:style-name="ce5">
            <text:p>133.650</text:p>
          </table:table-cell>
          <table:table-cell office:value-type="float" office:value="3522840" table:style-name="ce6">
            <text:p>3.522.840</text:p>
          </table:table-cell>
          <table:table-cell office:value-type="float" office:value="3086337" table:style-name="ce6">
            <text:p>3.086.337</text:p>
          </table:table-cell>
          <table:table-cell office:value-type="percentage" office:value="0.87609343597779066" table:style-name="ce7">
            <text:p>87,6%</text:p>
          </table:table-cell>
          <table:table-cell office:value-type="float" office:value="1654822" table:style-name="ce5">
            <text:p>1.654.822</text:p>
          </table:table-cell>
          <table:table-cell office:value-type="float" office:value="1596897" table:style-name="ce5">
            <text:p>1.596.897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66465" table:style-name="ce5">
            <text:p>666.46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31515" table:style-name="ce6">
            <text:p>931.515</text:p>
          </table:table-cell>
          <table:table-cell office:value-type="float" office:value="888766" table:style-name="ce6">
            <text:p>888.766</text:p>
          </table:table-cell>
          <table:table-cell office:value-type="percentage" office:value="0.95410809273065922" table:style-name="ce7">
            <text:p>95,4%</text:p>
          </table:table-cell>
          <table:table-cell office:value-type="float" office:value="475049" table:style-name="ce5">
            <text:p>475.049</text:p>
          </table:table-cell>
          <table:table-cell office:value-type="float" office:value="455174" table:style-name="ce5">
            <text:p>455.174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847495" table:style-name="ce5">
            <text:p>2.847.49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02200" table:style-name="ce5">
            <text:p>102.200</text:p>
          </table:table-cell>
          <table:table-cell office:value-type="float" office:value="3843295" table:style-name="ce6">
            <text:p>3.843.295</text:p>
          </table:table-cell>
          <table:table-cell office:value-type="float" office:value="3683532" table:style-name="ce6">
            <text:p>3.683.532</text:p>
          </table:table-cell>
          <table:table-cell office:value-type="percentage" office:value="0.95843072155533204" table:style-name="ce7">
            <text:p>95,8%</text:p>
          </table:table-cell>
          <table:table-cell office:value-type="float" office:value="1978655" table:style-name="ce5">
            <text:p>1.978.655</text:p>
          </table:table-cell>
          <table:table-cell office:value-type="float" office:value="1917674" table:style-name="ce5">
            <text:p>1.917.674</text:p>
          </table:table-cell>
          <table:table-cell office:value-type="date" office:date-value="2021-09-18T00:00:00" table:style-name="ce8">
            <text:p>1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256795" table:style-name="ce5">
            <text:p>2.256.79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101375" table:style-name="ce5">
            <text:p>101.375</text:p>
          </table:table-cell>
          <table:table-cell office:value-type="float" office:value="3216670" table:style-name="ce6">
            <text:p>3.216.670</text:p>
          </table:table-cell>
          <table:table-cell office:value-type="float" office:value="2955110" table:style-name="ce6">
            <text:p>2.955.110</text:p>
          </table:table-cell>
          <table:table-cell office:value-type="percentage" office:value="0.91868609462580864" table:style-name="ce7">
            <text:p>91,9%</text:p>
          </table:table-cell>
          <table:table-cell office:value-type="float" office:value="1599760" table:style-name="ce5">
            <text:p>1.599.760</text:p>
          </table:table-cell>
          <table:table-cell office:value-type="float" office:value="1518839" table:style-name="ce5">
            <text:p>1.518.839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808453" table:style-name="ce6">
            <text:p>10.808.453</text:p>
          </table:table-cell>
          <table:table-cell office:value-type="percentage" office:value="0.9110747247208012" table:style-name="ce7">
            <text:p>91,1%</text:p>
          </table:table-cell>
          <table:table-cell office:value-type="float" office:value="5850451" table:style-name="ce5">
            <text:p>5.850.451</text:p>
          </table:table-cell>
          <table:table-cell office:value-type="float" office:value="5625069" table:style-name="ce5">
            <text:p>5.625.069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19150" table:style-name="ce5">
            <text:p>5.719.150</text:p>
          </table:table-cell>
          <table:table-cell office:value-type="float" office:value="1213650" table:style-name="ce5">
            <text:p>1.213.650</text:p>
          </table:table-cell>
          <table:table-cell office:value-type="float" office:value="863900" table:style-name="ce5">
            <text:p>863.900</text:p>
          </table:table-cell>
          <table:table-cell office:value-type="float" office:value="213450" table:style-name="ce5">
            <text:p>213.450</text:p>
          </table:table-cell>
          <table:table-cell office:value-type="float" office:value="8010150" table:style-name="ce6">
            <text:p>8.010.150</text:p>
          </table:table-cell>
          <table:table-cell office:value-type="float" office:value="7482373" table:style-name="ce6">
            <text:p>7.482.373</text:p>
          </table:table-cell>
          <table:table-cell office:value-type="percentage" office:value="0.93411147107107861" table:style-name="ce7">
            <text:p>93,4%</text:p>
          </table:table-cell>
          <table:table-cell office:value-type="float" office:value="4033425" table:style-name="ce5">
            <text:p>4.033.425</text:p>
          </table:table-cell>
          <table:table-cell office:value-type="float" office:value="3897147" table:style-name="ce5">
            <text:p>3.897.147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16295" table:style-name="ce5">
            <text:p>1.216.29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72245" table:style-name="ce6">
            <text:p>1.672.245</text:p>
          </table:table-cell>
          <table:table-cell office:value-type="float" office:value="1668086" table:style-name="ce6">
            <text:p>1.668.086</text:p>
          </table:table-cell>
          <table:table-cell office:value-type="percentage" office:value="0.99751292424256011" table:style-name="ce7">
            <text:p>99,8%</text:p>
          </table:table-cell>
          <table:table-cell office:value-type="float" office:value="889347" table:style-name="ce5">
            <text:p>889.347</text:p>
          </table:table-cell>
          <table:table-cell office:value-type="float" office:value="864505" table:style-name="ce5">
            <text:p>864.505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17589" table:style-name="ce5">
            <text:p>3.117.58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21089" table:style-name="ce6">
            <text:p>4.321.089</text:p>
          </table:table-cell>
          <table:table-cell office:value-type="float" office:value="4326352" table:style-name="ce6">
            <text:p>4.326.352</text:p>
          </table:table-cell>
          <table:table-cell office:value-type="percentage" office:value="1.0012179800045775" table:style-name="ce7">
            <text:p>100,1%</text:p>
          </table:table-cell>
          <table:table-cell office:value-type="float" office:value="2293740" table:style-name="ce5">
            <text:p>2.293.740</text:p>
          </table:table-cell>
          <table:table-cell office:value-type="float" office:value="2239726" table:style-name="ce5">
            <text:p>2.239.726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74465" table:style-name="ce5">
            <text:p>374.46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10565" table:style-name="ce6">
            <text:p>510.565</text:p>
          </table:table-cell>
          <table:table-cell office:value-type="float" office:value="467002" table:style-name="ce6">
            <text:p>467.002</text:p>
          </table:table-cell>
          <table:table-cell office:value-type="percentage" office:value="0.91467687757680216" table:style-name="ce7">
            <text:p>91,5%</text:p>
          </table:table-cell>
          <table:table-cell office:value-type="float" office:value="255051" table:style-name="ce5">
            <text:p>255.051</text:p>
          </table:table-cell>
          <table:table-cell office:value-type="float" office:value="246207" table:style-name="ce5">
            <text:p>246.207</text:p>
          </table:table-cell>
          <table:table-cell office:value-type="date" office:date-value="2021-09-17T00:00:00" table:style-name="ce8">
            <text:p>1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20129" table:style-name="ce5">
            <text:p>7.620.12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21450" table:style-name="ce5">
            <text:p>321.450</text:p>
          </table:table-cell>
          <table:table-cell office:value-type="float" office:value="10808279" table:style-name="ce6">
            <text:p>10.808.279</text:p>
          </table:table-cell>
          <table:table-cell office:value-type="float" office:value="9562454" table:style-name="ce6">
            <text:p>9.562.454</text:p>
          </table:table-cell>
          <table:table-cell office:value-type="percentage" office:value="0.88473419311252055" table:style-name="ce7">
            <text:p>88,5%</text:p>
          </table:table-cell>
          <table:table-cell office:value-type="float" office:value="5251613" table:style-name="ce5">
            <text:p>5.251.613</text:p>
          </table:table-cell>
          <table:table-cell office:value-type="float" office:value="5012430" table:style-name="ce5">
            <text:p>5.012.430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74944" table:style-name="ce6">
            <text:p>2.174.944</text:p>
          </table:table-cell>
          <table:table-cell office:value-type="percentage" office:value="0.90349172193339744" table:style-name="ce7">
            <text:p>90,3%</text:p>
          </table:table-cell>
          <table:table-cell office:value-type="float" office:value="1172290" table:style-name="ce5">
            <text:p>1.172.290</text:p>
          </table:table-cell>
          <table:table-cell office:value-type="float" office:value="1124803" table:style-name="ce5">
            <text:p>1.124.803</text:p>
          </table:table-cell>
          <table:table-cell office:value-type="date" office:date-value="2021-09-17T00:00:00" table:style-name="ce8">
            <text:p>1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23750" table:style-name="ce5">
            <text:p>23.750</text:p>
          </table:table-cell>
          <table:table-cell office:value-type="float" office:value="1046175" table:style-name="ce6">
            <text:p>1.046.175</text:p>
          </table:table-cell>
          <table:table-cell office:value-type="float" office:value="959241" table:style-name="ce6">
            <text:p>959.241</text:p>
          </table:table-cell>
          <table:table-cell office:value-type="percentage" office:value="0.91690300379955547" table:style-name="ce7">
            <text:p>91,7%</text:p>
          </table:table-cell>
          <table:table-cell office:value-type="float" office:value="519529" table:style-name="ce5">
            <text:p>519.529</text:p>
          </table:table-cell>
          <table:table-cell office:value-type="float" office:value="504589" table:style-name="ce5">
            <text:p>504.589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484900" table:style-name="ce5">
            <text:p>2.484.90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566050" table:style-name="ce6">
            <text:p>3.566.050</text:p>
          </table:table-cell>
          <table:table-cell office:value-type="float" office:value="3276082" table:style-name="ce6">
            <text:p>3.276.082</text:p>
          </table:table-cell>
          <table:table-cell office:value-type="percentage" office:value="0.91868650187181899" table:style-name="ce7">
            <text:p>91,9%</text:p>
          </table:table-cell>
          <table:table-cell office:value-type="float" office:value="1783667" table:style-name="ce5">
            <text:p>1.783.667</text:p>
          </table:table-cell>
          <table:table-cell office:value-type="float" office:value="1712031" table:style-name="ce5">
            <text:p>1.712.031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09160" table:style-name="ce6">
            <text:p>109.160</text:p>
          </table:table-cell>
          <table:table-cell office:value-type="percentage" office:value="0.77843542751194461" table:style-name="ce7">
            <text:p>77,8%</text:p>
          </table:table-cell>
          <table:table-cell office:value-type="float" office:value="60257" table:style-name="ce5">
            <text:p>60.257</text:p>
          </table:table-cell>
          <table:table-cell office:value-type="float" office:value="56457" table:style-name="ce5">
            <text:p>56.457</text:p>
          </table:table-cell>
          <table:table-cell office:value-type="date" office:date-value="2021-09-18T00:00:00" table:style-name="ce8">
            <text:p>1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98904" table:style-name="ce6">
            <text:p>98.904</text:p>
          </table:table-cell>
          <table:table-cell office:value-type="percentage" office:value="0.7009496810772502" table:style-name="ce7">
            <text:p>70,1%</text:p>
          </table:table-cell>
          <table:table-cell office:value-type="float" office:value="55808" table:style-name="ce5">
            <text:p>55.808</text:p>
          </table:table-cell>
          <table:table-cell office:value-type="float" office:value="52463" table:style-name="ce5">
            <text:p>52.463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1710" table:style-name="ce6">
            <text:p>171.710</text:p>
          </table:table-cell>
          <table:table-cell office:value-type="percentage" office:value="0.80904456317907258" table:style-name="ce7">
            <text:p>80,9%</text:p>
          </table:table-cell>
          <table:table-cell office:value-type="float" office:value="92141" table:style-name="ce5">
            <text:p>92.141</text:p>
          </table:table-cell>
          <table:table-cell office:value-type="float" office:value="85949" table:style-name="ce5">
            <text:p>85.949</text:p>
          </table:table-cell>
          <table:table-cell office:value-type="date" office:date-value="2021-09-17T00:00:00" table:style-name="ce8">
            <text:p>1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680" table:style-name="ce5">
            <text:p>4.680</text:p>
          </table:table-cell>
          <table:table-cell office:value-type="float" office:value="0" table:style-name="ce5">
            <text:p>0</text:p>
          </table:table-cell>
          <table:table-cell office:value-type="float" office:value="3285" table:style-name="ce5">
            <text:p>3.285</text:p>
          </table:table-cell>
          <table:table-cell office:value-type="float" office:value="7965" table:style-name="ce6">
            <text:p>7.965</text:p>
          </table:table-cell>
          <table:table-cell office:value-type="float" office:value="5882" table:style-name="ce6">
            <text:p>5.882</text:p>
          </table:table-cell>
          <table:table-cell office:value-type="percentage" office:value="0.73848085373509098" table:style-name="ce7">
            <text:p>73,8%</text:p>
          </table:table-cell>
          <table:table-cell office:value-type="float" office:value="4338" table:style-name="ce5">
            <text:p>4.338</text:p>
          </table:table-cell>
          <table:table-cell office:value-type="float" office:value="4057" table:style-name="ce5">
            <text:p>4.057</text:p>
          </table:table-cell>
          <table:table-cell office:value-type="date" office:date-value="2021-09-17T00:00:00" table:style-name="ce8">
            <text:p>1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3124021" table:style-name="ce11">
            <text:p>53.124.021</text:p>
          </table:table-cell>
          <table:table-cell office:value-type="float" office:value="10752630" table:style-name="ce12">
            <text:p>10.752.630</text:p>
          </table:table-cell>
          <table:table-cell office:value-type="float" office:value="9202000" table:style-name="ce13">
            <text:p>9.202.000</text:p>
          </table:table-cell>
          <table:table-cell office:value-type="float" office:value="2315960" table:style-name="ce14">
            <text:p>2.315.960</text:p>
          </table:table-cell>
          <table:table-cell office:value-type="float" office:value="75394611" table:style-name="ce15">
            <text:p>75.394.611</text:p>
          </table:table-cell>
          <table:table-cell office:value-type="float" office:value="69427047" table:style-name="ce15">
            <text:p>69.427.047</text:p>
          </table:table-cell>
          <table:table-cell office:value-type="percentage" office:value="0.92084893176251015" table:style-name="ce16">
            <text:p>92,1%</text:p>
          </table:table-cell>
          <table:table-cell office:value-type="float" office:value="37472155" table:style-name="ce15">
            <text:p>37.472.155</text:p>
          </table:table-cell>
          <table:table-cell office:value-type="float" office:value="36086354" table:style-name="ce15">
            <text:p>36.086.354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56761" table:style-name="ce23">
            <text:p>4.456.761</text:p>
          </table:table-cell>
          <table:table-cell office:value-type="percentage" office:value="0.96254615642289421" table:style-name="ce24">
            <text:p>96,3%</text:p>
          </table:table-cell>
          <table:table-cell office:value-type="float" office:value="4390445" table:style-name="ce23">
            <text:p>4.390.445</text:p>
          </table:table-cell>
          <table:table-cell office:value-type="percentage" office:value="0.94822359999473027" table:style-name="ce24">
            <text:p>94,8%</text:p>
          </table:table-cell>
          <table:table-cell office:value-type="date" office:date-value="2021-09-18T00:00:00" table:style-name="ce25">
            <text:p>1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23">
            <text:p>787.338</text:p>
          </table:table-cell>
          <table:table-cell office:value-type="float" office:value="745350" table:style-name="ce23">
            <text:p>745.350</text:p>
          </table:table-cell>
          <table:table-cell office:value-type="percentage" office:value="0.94667093421122817" table:style-name="ce24">
            <text:p>94,7%</text:p>
          </table:table-cell>
          <table:table-cell office:value-type="float" office:value="734799" table:style-name="ce23">
            <text:p>734.799</text:p>
          </table:table-cell>
          <table:table-cell office:value-type="percentage" office:value="0.93327008222643892" table:style-name="ce24">
            <text:p>93,3%</text:p>
          </table:table-cell>
          <table:table-cell office:value-type="date" office:date-value="2021-09-17T00:00:00" table:style-name="ce25">
            <text:p>1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23">
            <text:p>676.365</text:p>
          </table:table-cell>
          <table:table-cell office:value-type="float" office:value="654026" table:style-name="ce23">
            <text:p>654.026</text:p>
          </table:table-cell>
          <table:table-cell office:value-type="percentage" office:value="0.96697197519091027" table:style-name="ce24">
            <text:p>96,7%</text:p>
          </table:table-cell>
          <table:table-cell office:value-type="float" office:value="648245" table:style-name="ce23">
            <text:p>648.245</text:p>
          </table:table-cell>
          <table:table-cell office:value-type="percentage" office:value="0.95842481500373322" table:style-name="ce24">
            <text:p>95,8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23">
            <text:p>619.258</text:p>
          </table:table-cell>
          <table:table-cell office:value-type="float" office:value="554762" table:style-name="ce23">
            <text:p>554.762</text:p>
          </table:table-cell>
          <table:table-cell office:value-type="percentage" office:value="0.8958495489763556" table:style-name="ce24">
            <text:p>89,6%</text:p>
          </table:table-cell>
          <table:table-cell office:value-type="float" office:value="545234" table:style-name="ce23">
            <text:p>545.234</text:p>
          </table:table-cell>
          <table:table-cell office:value-type="percentage" office:value="0.88046339328680456" table:style-name="ce24">
            <text:p>88,0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23">
            <text:p>1.218.295</text:p>
          </table:table-cell>
          <table:table-cell office:value-type="float" office:value="1102628" table:style-name="ce23">
            <text:p>1.102.628</text:p>
          </table:table-cell>
          <table:table-cell office:value-type="percentage" office:value="0.90505829868792043" table:style-name="ce24">
            <text:p>90,5%</text:p>
          </table:table-cell>
          <table:table-cell office:value-type="float" office:value="1084715" table:style-name="ce23">
            <text:p>1.084.715</text:p>
          </table:table-cell>
          <table:table-cell office:value-type="percentage" office:value="0.89035496328885866" table:style-name="ce24">
            <text:p>89,0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23">
            <text:p>359.186</text:p>
          </table:table-cell>
          <table:table-cell office:value-type="float" office:value="345113" table:style-name="ce23">
            <text:p>345.113</text:p>
          </table:table-cell>
          <table:table-cell office:value-type="percentage" office:value="0.9608197424175775" table:style-name="ce24">
            <text:p>96,1%</text:p>
          </table:table-cell>
          <table:table-cell office:value-type="float" office:value="341836" table:style-name="ce23">
            <text:p>341.836</text:p>
          </table:table-cell>
          <table:table-cell office:value-type="percentage" office:value="0.95169633560328071" table:style-name="ce24">
            <text:p>95,2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23">
            <text:p>1.532.122</text:p>
          </table:table-cell>
          <table:table-cell office:value-type="float" office:value="1467781" table:style-name="ce23">
            <text:p>1.467.781</text:p>
          </table:table-cell>
          <table:table-cell office:value-type="percentage" office:value="0.95800530244980486" table:style-name="ce24">
            <text:p>95,8%</text:p>
          </table:table-cell>
          <table:table-cell office:value-type="float" office:value="1448486" table:style-name="ce23">
            <text:p>1.448.486</text:p>
          </table:table-cell>
          <table:table-cell office:value-type="percentage" office:value="0.94541165781837222" table:style-name="ce24">
            <text:p>94,5%</text:p>
          </table:table-cell>
          <table:table-cell office:value-type="date" office:date-value="2021-09-18T00:00:00" table:style-name="ce25">
            <text:p>1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23">
            <text:p>1.150.822</text:p>
          </table:table-cell>
          <table:table-cell office:value-type="float" office:value="1087995" table:style-name="ce23">
            <text:p>1.087.995</text:p>
          </table:table-cell>
          <table:table-cell office:value-type="percentage" office:value="0.94540684832232957" table:style-name="ce24">
            <text:p>94,5%</text:p>
          </table:table-cell>
          <table:table-cell office:value-type="float" office:value="1055771" table:style-name="ce23">
            <text:p>1.055.771</text:p>
          </table:table-cell>
          <table:table-cell office:value-type="percentage" office:value="0.91740599328132411" table:style-name="ce24">
            <text:p>91,7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23">
            <text:p>4.328.607</text:p>
          </table:table-cell>
          <table:table-cell office:value-type="float" office:value="4005230" table:style-name="ce23">
            <text:p>4.005.230</text:p>
          </table:table-cell>
          <table:table-cell office:value-type="percentage" office:value="0.92529305617257473" table:style-name="ce24">
            <text:p>92,5%</text:p>
          </table:table-cell>
          <table:table-cell office:value-type="float" office:value="3939816" table:style-name="ce23">
            <text:p>3.939.816</text:p>
          </table:table-cell>
          <table:table-cell office:value-type="percentage" office:value="0.91018103514594884" table:style-name="ce24">
            <text:p>91,0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23">
            <text:p>2.899.043</text:p>
          </table:table-cell>
          <table:table-cell office:value-type="float" office:value="2761415" table:style-name="ce23">
            <text:p>2.761.415</text:p>
          </table:table-cell>
          <table:table-cell office:value-type="percentage" office:value="0.95252640267840116" table:style-name="ce24">
            <text:p>95,3%</text:p>
          </table:table-cell>
          <table:table-cell office:value-type="float" office:value="2724039" table:style-name="ce23">
            <text:p>2.724.039</text:p>
          </table:table-cell>
          <table:table-cell office:value-type="percentage" office:value="0.93963387228130113" table:style-name="ce24">
            <text:p>94,0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23">
            <text:p>621.888</text:p>
          </table:table-cell>
          <table:table-cell office:value-type="float" office:value="613586" table:style-name="ce23">
            <text:p>613.586</text:p>
          </table:table-cell>
          <table:table-cell office:value-type="percentage" office:value="0.98665032931974894" table:style-name="ce24">
            <text:p>98,7%</text:p>
          </table:table-cell>
          <table:table-cell office:value-type="float" office:value="606556" table:style-name="ce23">
            <text:p>606.556</text:p>
          </table:table-cell>
          <table:table-cell office:value-type="percentage" office:value="0.97534604301739225" table:style-name="ce24">
            <text:p>97,5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23">
            <text:p>1.720.101</text:p>
          </table:table-cell>
          <table:table-cell office:value-type="float" office:value="1673490" table:style-name="ce23">
            <text:p>1.673.490</text:p>
          </table:table-cell>
          <table:table-cell office:value-type="percentage" office:value="0.9729021726049808" table:style-name="ce24">
            <text:p>97,3%</text:p>
          </table:table-cell>
          <table:table-cell office:value-type="float" office:value="1657479" table:style-name="ce23">
            <text:p>1.657.479</text:p>
          </table:table-cell>
          <table:table-cell office:value-type="percentage" office:value="0.96359399825940451" table:style-name="ce24">
            <text:p>96,4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23">
            <text:p>188.661</text:p>
          </table:table-cell>
          <table:table-cell office:value-type="float" office:value="182174" table:style-name="ce23">
            <text:p>182.174</text:p>
          </table:table-cell>
          <table:table-cell office:value-type="percentage" office:value="0.96561557502610507" table:style-name="ce24">
            <text:p>96,6%</text:p>
          </table:table-cell>
          <table:table-cell office:value-type="float" office:value="179494" table:style-name="ce23">
            <text:p>179.494</text:p>
          </table:table-cell>
          <table:table-cell office:value-type="percentage" office:value="0.95141020136647214" table:style-name="ce24">
            <text:p>95,1%</text:p>
          </table:table-cell>
          <table:table-cell office:value-type="date" office:date-value="2021-09-17T00:00:00" table:style-name="ce25">
            <text:p>1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23">
            <text:p>3.732.280</text:p>
          </table:table-cell>
          <table:table-cell office:value-type="float" office:value="3523096" table:style-name="ce23">
            <text:p>3.523.096</text:p>
          </table:table-cell>
          <table:table-cell office:value-type="percentage" office:value="0.94395275809960666" table:style-name="ce24">
            <text:p>94,4%</text:p>
          </table:table-cell>
          <table:table-cell office:value-type="float" office:value="3463917" table:style-name="ce23">
            <text:p>3.463.917</text:p>
          </table:table-cell>
          <table:table-cell office:value-type="percentage" office:value="0.92809676658771578" table:style-name="ce24">
            <text:p>92,8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23">
            <text:p>786.992</text:p>
          </table:table-cell>
          <table:table-cell office:value-type="float" office:value="759950" table:style-name="ce23">
            <text:p>759.950</text:p>
          </table:table-cell>
          <table:table-cell office:value-type="percentage" office:value="0.9656387866712749" table:style-name="ce24">
            <text:p>96,6%</text:p>
          </table:table-cell>
          <table:table-cell office:value-type="float" office:value="743008" table:style-name="ce23">
            <text:p>743.008</text:p>
          </table:table-cell>
          <table:table-cell office:value-type="percentage" office:value="0.94411124890723164" table:style-name="ce24">
            <text:p>94,4%</text:p>
          </table:table-cell>
          <table:table-cell office:value-type="date" office:date-value="2021-09-17T00:00:00" table:style-name="ce25">
            <text:p>1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23">
            <text:p>375.498</text:p>
          </table:table-cell>
          <table:table-cell office:value-type="float" office:value="356316" table:style-name="ce23">
            <text:p>356.316</text:p>
          </table:table-cell>
          <table:table-cell office:value-type="percentage" office:value="0.94891583976479232" table:style-name="ce24">
            <text:p>94,9%</text:p>
          </table:table-cell>
          <table:table-cell office:value-type="float" office:value="352129" table:style-name="ce23">
            <text:p>352.129</text:p>
          </table:table-cell>
          <table:table-cell office:value-type="percentage" office:value="0.93776531432923749" table:style-name="ce24">
            <text:p>93,8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23">
            <text:p>1.353.260</text:p>
          </table:table-cell>
          <table:table-cell office:value-type="float" office:value="1295629" table:style-name="ce23">
            <text:p>1.295.629</text:p>
          </table:table-cell>
          <table:table-cell office:value-type="percentage" office:value="0.95741320958278531" table:style-name="ce24">
            <text:p>95,7%</text:p>
          </table:table-cell>
          <table:table-cell office:value-type="float" office:value="1276612" table:style-name="ce23">
            <text:p>1.276.612</text:p>
          </table:table-cell>
          <table:table-cell office:value-type="percentage" office:value="0.94336047766135112" table:style-name="ce24">
            <text:p>94,3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23">
            <text:p>38.978</text:p>
          </table:table-cell>
          <table:table-cell office:value-type="float" office:value="35300" table:style-name="ce23">
            <text:p>35.300</text:p>
          </table:table-cell>
          <table:table-cell office:value-type="percentage" office:value="0.90563907845451275" table:style-name="ce24">
            <text:p>90,6%</text:p>
          </table:table-cell>
          <table:table-cell office:value-type="float" office:value="34421" table:style-name="ce23">
            <text:p>34.421</text:p>
          </table:table-cell>
          <table:table-cell office:value-type="percentage" office:value="0.88308789573605628" table:style-name="ce24">
            <text:p>88,3%</text:p>
          </table:table-cell>
          <table:table-cell office:value-type="date" office:date-value="2021-09-18T00:00:00" table:style-name="ce25">
            <text:p>18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23">
            <text:p>37.225</text:p>
          </table:table-cell>
          <table:table-cell office:value-type="float" office:value="31952" table:style-name="ce23">
            <text:p>31.952</text:p>
          </table:table-cell>
          <table:table-cell office:value-type="percentage" office:value="0.85834788448623234" table:style-name="ce24">
            <text:p>85,8%</text:p>
          </table:table-cell>
          <table:table-cell office:value-type="float" office:value="31128" table:style-name="ce23">
            <text:p>31.128</text:p>
          </table:table-cell>
          <table:table-cell office:value-type="percentage" office:value="0.83621222296843523" table:style-name="ce24">
            <text:p>83,6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23">
            <text:p>-</text:p>
          </table:table-cell>
          <table:table-cell office:value-type="float" office:value="35006" table:style-name="ce23">
            <text:p>35.006</text:p>
          </table:table-cell>
          <table:table-cell office:value-type="string" table:style-name="ce24">
            <text:p>-</text:p>
          </table:table-cell>
          <table:table-cell office:value-type="float" office:value="32928" table:style-name="ce23">
            <text:p>32.928</text:p>
          </table:table-cell>
          <table:table-cell office:value-type="string" table:style-name="ce24">
            <text:p>-</text:p>
          </table:table-cell>
          <table:table-cell office:value-type="date" office:date-value="2021-09-17T00:00:00" table:style-name="ce25">
            <text:p>17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23">
            <text:p>-</text:p>
          </table:table-cell>
          <table:table-cell office:value-type="float" office:value="1904" table:style-name="ce23">
            <text:p>1.904</text:p>
          </table:table-cell>
          <table:table-cell office:value-type="string" table:style-name="ce24">
            <text:p>-</text:p>
          </table:table-cell>
          <table:table-cell office:value-type="float" office:value="1823" table:style-name="ce23">
            <text:p>1.823</text:p>
          </table:table-cell>
          <table:table-cell office:value-type="string" table:style-name="ce24">
            <text:p>-</text:p>
          </table:table-cell>
          <table:table-cell office:value-type="date" office:date-value="2021-09-17T00:00:00" table:style-name="ce25">
            <text:p>17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689464" table:style-name="ce15">
            <text:p>25.689.464</text:p>
          </table:table-cell>
          <table:table-cell office:value-type="percentage" office:value="0.94948887308140295" table:style-name="ce16">
            <text:p>94,9%</text:p>
          </table:table-cell>
          <table:table-cell office:value-type="float" office:value="25292881" table:style-name="ce15">
            <text:p>25.292.881</text:p>
          </table:table-cell>
          <table:table-cell office:value-type="percentage" office:value="0.93483106839722419" table:style-name="ce16">
            <text:p>93,5%</text:p>
          </table:table-cell>
          <table:table-cell table:style-name="ce26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7"/>
          <table:table-cell office:value-type="string" table:style-name="ce28">
            <text:p>Personas con al menos 1 dosis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con al menos 1 dosis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Con al menos 1 dosis sobre Población a Vacunar INE</text:p>
          </table:table-cell>
          <table:table-cell office:value-type="string" table:style-name="ce31">
            <text:p>% Con al menos 1 dosis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33734" table:style-name="ce34">
            <text:p>433.734</text:p>
          </table:table-cell>
          <table:table-cell office:value-type="percentage" office:value="1" table:style-name="ce35">
            <text:p>100,0%</text:p>
          </table:table-cell>
          <table:table-cell office:value-type="float" office:value="653370" table:style-name="ce34">
            <text:p>653.370</text:p>
          </table:table-cell>
          <table:table-cell office:value-type="percentage" office:value="1" table:style-name="ce35">
            <text:p>100,0%</text:p>
          </table:table-cell>
          <table:table-cell office:value-type="float" office:value="925446" table:style-name="ce34">
            <text:p>925.446</text:p>
          </table:table-cell>
          <table:table-cell office:value-type="percentage" office:value="1" table:style-name="ce35">
            <text:p>100,0%</text:p>
          </table:table-cell>
          <table:table-cell office:value-type="float" office:value="1207555" table:style-name="ce34">
            <text:p>1.207.555</text:p>
          </table:table-cell>
          <table:table-cell office:value-type="percentage" office:value="0.95457308613849101" table:style-name="ce35">
            <text:p>95,5%</text:p>
          </table:table-cell>
          <table:table-cell office:value-type="float" office:value="1236656" table:style-name="ce34">
            <text:p>1.236.656</text:p>
          </table:table-cell>
          <table:table-cell office:value-type="percentage" office:value="0.89281893042738725" table:style-name="ce35">
            <text:p>89,3%</text:p>
          </table:table-cell>
          <table:table-cell office:value-type="float" office:value="907825" table:style-name="ce34">
            <text:p>907.825</text:p>
          </table:table-cell>
          <table:table-cell office:value-type="percentage" office:value="0.79618616456341207" table:style-name="ce35">
            <text:p>79,6%</text:p>
          </table:table-cell>
          <table:table-cell office:value-type="float" office:value="736912" table:style-name="ce34">
            <text:p>736.912</text:p>
          </table:table-cell>
          <table:table-cell office:value-type="percentage" office:value="0.79351159505185898" table:style-name="ce35">
            <text:p>79,4%</text:p>
          </table:table-cell>
          <table:table-cell office:value-type="float" office:value="635909" table:style-name="ce34">
            <text:p>635.909</text:p>
          </table:table-cell>
          <table:table-cell office:value-type="percentage" office:value="0.84460497777281918" table:style-name="ce35">
            <text:p>84,5%</text:p>
          </table:table-cell>
          <table:table-cell office:value-type="float" office:value="6737407" table:style-name="ce34">
            <text:p>6.737.407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90411025265114286" table:style-name="ce35">
            <text:p>90,4%</text:p>
          </table:table-cell>
          <table:table-cell office:value-type="percentage" office:value="0.79596879215813121" table:style-name="ce35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101146" table:style-name="ce37">
            <text:p>101.146</text:p>
          </table:table-cell>
          <table:table-cell office:value-type="percentage" office:value="1" table:style-name="ce38">
            <text:p>100,0%</text:p>
          </table:table-cell>
          <table:table-cell office:value-type="float" office:value="119107" table:style-name="ce37">
            <text:p>119.107</text:p>
          </table:table-cell>
          <table:table-cell office:value-type="percentage" office:value="1" table:style-name="ce38">
            <text:p>100,0%</text:p>
          </table:table-cell>
          <table:table-cell office:value-type="float" office:value="154049" table:style-name="ce37">
            <text:p>154.049</text:p>
          </table:table-cell>
          <table:table-cell office:value-type="percentage" office:value="0.98517590028586599" table:style-name="ce38">
            <text:p>98,5%</text:p>
          </table:table-cell>
          <table:table-cell office:value-type="float" office:value="185028" table:style-name="ce37">
            <text:p>185.028</text:p>
          </table:table-cell>
          <table:table-cell office:value-type="percentage" office:value="0.93323111375626688" table:style-name="ce38">
            <text:p>93,3%</text:p>
          </table:table-cell>
          <table:table-cell office:value-type="float" office:value="186020" table:style-name="ce37">
            <text:p>186.020</text:p>
          </table:table-cell>
          <table:table-cell office:value-type="percentage" office:value="0.86543874422521316" table:style-name="ce38">
            <text:p>86,5%</text:p>
          </table:table-cell>
          <table:table-cell office:value-type="float" office:value="122870" table:style-name="ce37">
            <text:p>122.870</text:p>
          </table:table-cell>
          <table:table-cell office:value-type="percentage" office:value="0.74790304712513545" table:style-name="ce38">
            <text:p>74,8%</text:p>
          </table:table-cell>
          <table:table-cell office:value-type="float" office:value="100482" table:style-name="ce37">
            <text:p>100.482</text:p>
          </table:table-cell>
          <table:table-cell office:value-type="percentage" office:value="0.77056157544804105" table:style-name="ce38">
            <text:p>77,1%</text:p>
          </table:table-cell>
          <table:table-cell office:value-type="float" office:value="85233" table:style-name="ce37">
            <text:p>85.233</text:p>
          </table:table-cell>
          <table:table-cell office:value-type="percentage" office:value="0.82663007108981756" table:style-name="ce38">
            <text:p>82,7%</text:p>
          </table:table-cell>
          <table:table-cell office:value-type="float" office:value="1053935" table:style-name="ce37">
            <text:p>1.053.935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8929606272370887" table:style-name="ce38">
            <text:p>88,9%</text:p>
          </table:table-cell>
          <table:table-cell office:value-type="percentage" office:value="0.79279534764414683" table:style-name="ce38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876" table:style-name="ce37">
            <text:p>88.876</text:p>
          </table:table-cell>
          <table:table-cell office:value-type="percentage" office:value="1" table:style-name="ce38">
            <text:p>100,0%</text:p>
          </table:table-cell>
          <table:table-cell office:value-type="float" office:value="114278" table:style-name="ce37">
            <text:p>114.278</text:p>
          </table:table-cell>
          <table:table-cell office:value-type="percentage" office:value="1" table:style-name="ce38">
            <text:p>100,0%</text:p>
          </table:table-cell>
          <table:table-cell office:value-type="float" office:value="147954" table:style-name="ce37">
            <text:p>147.954</text:p>
          </table:table-cell>
          <table:table-cell office:value-type="percentage" office:value="0.9886536765295485" table:style-name="ce38">
            <text:p>98,9%</text:p>
          </table:table-cell>
          <table:table-cell office:value-type="float" office:value="152862" table:style-name="ce37">
            <text:p>152.862</text:p>
          </table:table-cell>
          <table:table-cell office:value-type="percentage" office:value="0.93985059485382272" table:style-name="ce38">
            <text:p>94,0%</text:p>
          </table:table-cell>
          <table:table-cell office:value-type="float" office:value="150056" table:style-name="ce37">
            <text:p>150.056</text:p>
          </table:table-cell>
          <table:table-cell office:value-type="percentage" office:value="0.8985765870425706" table:style-name="ce38">
            <text:p>89,9%</text:p>
          </table:table-cell>
          <table:table-cell office:value-type="float" office:value="90070" table:style-name="ce37">
            <text:p>90.070</text:p>
          </table:table-cell>
          <table:table-cell office:value-type="percentage" office:value="0.78697433836314235" table:style-name="ce38">
            <text:p>78,7%</text:p>
          </table:table-cell>
          <table:table-cell office:value-type="float" office:value="65374" table:style-name="ce37">
            <text:p>65.374</text:p>
          </table:table-cell>
          <table:table-cell office:value-type="percentage" office:value="0.82635790218806482" table:style-name="ce38">
            <text:p>82,6%</text:p>
          </table:table-cell>
          <table:table-cell office:value-type="float" office:value="59495" table:style-name="ce37">
            <text:p>59.495</text:p>
          </table:table-cell>
          <table:table-cell office:value-type="percentage" office:value="0.92960937499999996" table:style-name="ce38">
            <text:p>93,0%</text:p>
          </table:table-cell>
          <table:table-cell office:value-type="float" office:value="868965" table:style-name="ce37">
            <text:p>868.965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3044210093508384" table:style-name="ce38">
            <text:p>93,0%</text:p>
          </table:table-cell>
          <table:table-cell office:value-type="percentage" office:value="0.85294331281213687" table:style-name="ce38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1402" table:style-name="ce37">
            <text:p>51.402</text:p>
          </table:table-cell>
          <table:table-cell office:value-type="percentage" office:value="1" table:style-name="ce38">
            <text:p>100,0%</text:p>
          </table:table-cell>
          <table:table-cell office:value-type="float" office:value="79069" table:style-name="ce37">
            <text:p>79.069</text:p>
          </table:table-cell>
          <table:table-cell office:value-type="percentage" office:value="0.98202841671220631" table:style-name="ce38">
            <text:p>98,2%</text:p>
          </table:table-cell>
          <table:table-cell office:value-type="float" office:value="109829" table:style-name="ce37">
            <text:p>109.829</text:p>
          </table:table-cell>
          <table:table-cell office:value-type="percentage" office:value="0.93685970434441401" table:style-name="ce38">
            <text:p>93,7%</text:p>
          </table:table-cell>
          <table:table-cell office:value-type="float" office:value="149097" table:style-name="ce37">
            <text:p>149.097</text:p>
          </table:table-cell>
          <table:table-cell office:value-type="percentage" office:value="0.89927441389168683" table:style-name="ce38">
            <text:p>89,9%</text:p>
          </table:table-cell>
          <table:table-cell office:value-type="float" office:value="165365" table:style-name="ce37">
            <text:p>165.365</text:p>
          </table:table-cell>
          <table:table-cell office:value-type="percentage" office:value="0.80207302640513745" table:style-name="ce38">
            <text:p>80,2%</text:p>
          </table:table-cell>
          <table:table-cell office:value-type="float" office:value="121880" table:style-name="ce37">
            <text:p>121.880</text:p>
          </table:table-cell>
          <table:table-cell office:value-type="percentage" office:value="0.66898296804931201" table:style-name="ce38">
            <text:p>66,9%</text:p>
          </table:table-cell>
          <table:table-cell office:value-type="float" office:value="93053" table:style-name="ce37">
            <text:p>93.053</text:p>
          </table:table-cell>
          <table:table-cell office:value-type="percentage" office:value="0.67458062084064319" table:style-name="ce38">
            <text:p>67,5%</text:p>
          </table:table-cell>
          <table:table-cell office:value-type="float" office:value="72210" table:style-name="ce37">
            <text:p>72.210</text:p>
          </table:table-cell>
          <table:table-cell office:value-type="percentage" office:value="0.75628403854210302" table:style-name="ce38">
            <text:p>75,6%</text:p>
          </table:table-cell>
          <table:table-cell office:value-type="float" office:value="841905" table:style-name="ce37">
            <text:p>841.905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81353932437694887" table:style-name="ce38">
            <text:p>81,4%</text:p>
          </table:table-cell>
          <table:table-cell office:value-type="percentage" office:value="0.71862919244107981" table:style-name="ce38">
            <text:p>71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2871" table:style-name="ce37">
            <text:p>92.871</text:p>
          </table:table-cell>
          <table:table-cell office:value-type="percentage" office:value="1" table:style-name="ce38">
            <text:p>100,0%</text:p>
          </table:table-cell>
          <table:table-cell office:value-type="float" office:value="151081" table:style-name="ce37">
            <text:p>151.081</text:p>
          </table:table-cell>
          <table:table-cell office:value-type="percentage" office:value="0.97767438248636196" table:style-name="ce38">
            <text:p>97,8%</text:p>
          </table:table-cell>
          <table:table-cell office:value-type="float" office:value="223695" table:style-name="ce37">
            <text:p>223.695</text:p>
          </table:table-cell>
          <table:table-cell office:value-type="percentage" office:value="0.95152110663059564" table:style-name="ce38">
            <text:p>95,2%</text:p>
          </table:table-cell>
          <table:table-cell office:value-type="float" office:value="319357" table:style-name="ce37">
            <text:p>319.357</text:p>
          </table:table-cell>
          <table:table-cell office:value-type="percentage" office:value="0.91111573926142331" table:style-name="ce38">
            <text:p>91,1%</text:p>
          </table:table-cell>
          <table:table-cell office:value-type="float" office:value="315624" table:style-name="ce37">
            <text:p>315.624</text:p>
          </table:table-cell>
          <table:table-cell office:value-type="percentage" office:value="0.81362328703560494" table:style-name="ce38">
            <text:p>81,4%</text:p>
          </table:table-cell>
          <table:table-cell office:value-type="float" office:value="225538" table:style-name="ce37">
            <text:p>225.538</text:p>
          </table:table-cell>
          <table:table-cell office:value-type="percentage" office:value="0.72535650652550054" table:style-name="ce38">
            <text:p>72,5%</text:p>
          </table:table-cell>
          <table:table-cell office:value-type="float" office:value="182498" table:style-name="ce37">
            <text:p>182.498</text:p>
          </table:table-cell>
          <table:table-cell office:value-type="percentage" office:value="0.72492333603444714" table:style-name="ce38">
            <text:p>72,5%</text:p>
          </table:table-cell>
          <table:table-cell office:value-type="float" office:value="144158" table:style-name="ce37">
            <text:p>144.158</text:p>
          </table:table-cell>
          <table:table-cell office:value-type="percentage" office:value="0.80178200971095182" table:style-name="ce38">
            <text:p>80,2%</text:p>
          </table:table-cell>
          <table:table-cell office:value-type="float" office:value="1654822" table:style-name="ce37">
            <text:p>1.654.822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4396365924884764" table:style-name="ce38">
            <text:p>84,4%</text:p>
          </table:table-cell>
          <table:table-cell office:value-type="percentage" office:value="0.76050482731236724" table:style-name="ce38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2261" table:style-name="ce37">
            <text:p>42.261</text:p>
          </table:table-cell>
          <table:table-cell office:value-type="percentage" office:value="1" table:style-name="ce38">
            <text:p>100,0%</text:p>
          </table:table-cell>
          <table:table-cell office:value-type="float" office:value="55852" table:style-name="ce37">
            <text:p>55.852</text:p>
          </table:table-cell>
          <table:table-cell office:value-type="percentage" office:value="1" table:style-name="ce38">
            <text:p>100,0%</text:p>
          </table:table-cell>
          <table:table-cell office:value-type="float" office:value="76375" table:style-name="ce37">
            <text:p>76.375</text:p>
          </table:table-cell>
          <table:table-cell office:value-type="percentage" office:value="0.9874587885448316" table:style-name="ce38">
            <text:p>98,7%</text:p>
          </table:table-cell>
          <table:table-cell office:value-type="float" office:value="83730" table:style-name="ce37">
            <text:p>83.730</text:p>
          </table:table-cell>
          <table:table-cell office:value-type="percentage" office:value="0.9307056155795651" table:style-name="ce38">
            <text:p>93,1%</text:p>
          </table:table-cell>
          <table:table-cell office:value-type="float" office:value="86895" table:style-name="ce37">
            <text:p>86.895</text:p>
          </table:table-cell>
          <table:table-cell office:value-type="percentage" office:value="0.88877865171987036" table:style-name="ce38">
            <text:p>88,9%</text:p>
          </table:table-cell>
          <table:table-cell office:value-type="float" office:value="53316" table:style-name="ce37">
            <text:p>53.316</text:p>
          </table:table-cell>
          <table:table-cell office:value-type="percentage" office:value="0.75654505981014009" table:style-name="ce38">
            <text:p>75,7%</text:p>
          </table:table-cell>
          <table:table-cell office:value-type="float" office:value="39560" table:style-name="ce37">
            <text:p>39.560</text:p>
          </table:table-cell>
          <table:table-cell office:value-type="percentage" office:value="0.78328878328878326" table:style-name="ce38">
            <text:p>78,3%</text:p>
          </table:table-cell>
          <table:table-cell office:value-type="float" office:value="37060" table:style-name="ce37">
            <text:p>37.060</text:p>
          </table:table-cell>
          <table:table-cell office:value-type="percentage" office:value="0.84298159816209084" table:style-name="ce38">
            <text:p>84,3%</text:p>
          </table:table-cell>
          <table:table-cell office:value-type="float" office:value="475049" table:style-name="ce37">
            <text:p>475.049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90636238926824986" table:style-name="ce38">
            <text:p>90,6%</text:p>
          </table:table-cell>
          <table:table-cell office:value-type="percentage" office:value="0.81496813374392052" table:style-name="ce38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9175" table:style-name="ce37">
            <text:p>229.175</text:p>
          </table:table-cell>
          <table:table-cell office:value-type="percentage" office:value="1" table:style-name="ce38">
            <text:p>100,0%</text:p>
          </table:table-cell>
          <table:table-cell office:value-type="float" office:value="250220" table:style-name="ce37">
            <text:p>250.220</text:p>
          </table:table-cell>
          <table:table-cell office:value-type="percentage" office:value="1" table:style-name="ce38">
            <text:p>100,0%</text:p>
          </table:table-cell>
          <table:table-cell office:value-type="float" office:value="319445" table:style-name="ce37">
            <text:p>319.445</text:p>
          </table:table-cell>
          <table:table-cell office:value-type="percentage" office:value="1" table:style-name="ce38">
            <text:p>100,0%</text:p>
          </table:table-cell>
          <table:table-cell office:value-type="float" office:value="351001" table:style-name="ce37">
            <text:p>351.001</text:p>
          </table:table-cell>
          <table:table-cell office:value-type="percentage" office:value="0.92083950941168757" table:style-name="ce38">
            <text:p>92,1%</text:p>
          </table:table-cell>
          <table:table-cell office:value-type="float" office:value="317940" table:style-name="ce37">
            <text:p>317.940</text:p>
          </table:table-cell>
          <table:table-cell office:value-type="percentage" office:value="0.87513246445823756" table:style-name="ce38">
            <text:p>87,5%</text:p>
          </table:table-cell>
          <table:table-cell office:value-type="float" office:value="208004" table:style-name="ce37">
            <text:p>208.004</text:p>
          </table:table-cell>
          <table:table-cell office:value-type="percentage" office:value="0.77676327474111506" table:style-name="ce38">
            <text:p>77,7%</text:p>
          </table:table-cell>
          <table:table-cell office:value-type="float" office:value="166478" table:style-name="ce37">
            <text:p>166.478</text:p>
          </table:table-cell>
          <table:table-cell office:value-type="percentage" office:value="0.78897282541728675" table:style-name="ce38">
            <text:p>78,9%</text:p>
          </table:table-cell>
          <table:table-cell office:value-type="float" office:value="136392" table:style-name="ce37">
            <text:p>136.392</text:p>
          </table:table-cell>
          <table:table-cell office:value-type="percentage" office:value="0.82490837173857823" table:style-name="ce38">
            <text:p>82,5%</text:p>
          </table:table-cell>
          <table:table-cell office:value-type="float" office:value="1978655" table:style-name="ce37">
            <text:p>1.978.655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90920265244895704" table:style-name="ce38">
            <text:p>90,9%</text:p>
          </table:table-cell>
          <table:table-cell office:value-type="percentage" office:value="0.82618903862261672" table:style-name="ce38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7937" table:style-name="ce37">
            <text:p>137.937</text:p>
          </table:table-cell>
          <table:table-cell office:value-type="percentage" office:value="1" table:style-name="ce38">
            <text:p>100,0%</text:p>
          </table:table-cell>
          <table:table-cell office:value-type="float" office:value="158187" table:style-name="ce37">
            <text:p>158.187</text:p>
          </table:table-cell>
          <table:table-cell office:value-type="percentage" office:value="0.99425522152594892" table:style-name="ce38">
            <text:p>99,4%</text:p>
          </table:table-cell>
          <table:table-cell office:value-type="float" office:value="221606" table:style-name="ce37">
            <text:p>221.606</text:p>
          </table:table-cell>
          <table:table-cell office:value-type="percentage" office:value="1" table:style-name="ce38">
            <text:p>100,0%</text:p>
          </table:table-cell>
          <table:table-cell office:value-type="float" office:value="285258" table:style-name="ce37">
            <text:p>285.258</text:p>
          </table:table-cell>
          <table:table-cell office:value-type="percentage" office:value="0.92773466719570186" table:style-name="ce38">
            <text:p>92,8%</text:p>
          </table:table-cell>
          <table:table-cell office:value-type="float" office:value="285007" table:style-name="ce37">
            <text:p>285.007</text:p>
          </table:table-cell>
          <table:table-cell office:value-type="percentage" office:value="0.86207710107227653" table:style-name="ce38">
            <text:p>86,2%</text:p>
          </table:table-cell>
          <table:table-cell office:value-type="float" office:value="202110" table:style-name="ce37">
            <text:p>202.110</text:p>
          </table:table-cell>
          <table:table-cell office:value-type="percentage" office:value="0.76009492254636124" table:style-name="ce38">
            <text:p>76,0%</text:p>
          </table:table-cell>
          <table:table-cell office:value-type="float" office:value="167411" table:style-name="ce37">
            <text:p>167.411</text:p>
          </table:table-cell>
          <table:table-cell office:value-type="percentage" office:value="0.76762697797688095" table:style-name="ce38">
            <text:p>76,8%</text:p>
          </table:table-cell>
          <table:table-cell office:value-type="float" office:value="142244" table:style-name="ce37">
            <text:p>142.244</text:p>
          </table:table-cell>
          <table:table-cell office:value-type="percentage" office:value="0.81762582484537738" table:style-name="ce38">
            <text:p>81,8%</text:p>
          </table:table-cell>
          <table:table-cell office:value-type="float" office:value="1599760" table:style-name="ce37">
            <text:p>1.599.760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8443949084025508" table:style-name="ce38">
            <text:p>88,4%</text:p>
          </table:table-cell>
          <table:table-cell office:value-type="percentage" office:value="0.78219419808421686" table:style-name="ce38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8269" table:style-name="ce37">
            <text:p>458.269</text:p>
          </table:table-cell>
          <table:table-cell office:value-type="percentage" office:value="1" table:style-name="ce38">
            <text:p>100,0%</text:p>
          </table:table-cell>
          <table:table-cell office:value-type="float" office:value="617446" table:style-name="ce37">
            <text:p>617.446</text:p>
          </table:table-cell>
          <table:table-cell office:value-type="percentage" office:value="0.9719089804373422" table:style-name="ce38">
            <text:p>97,2%</text:p>
          </table:table-cell>
          <table:table-cell office:value-type="float" office:value="796365" table:style-name="ce37">
            <text:p>796.365</text:p>
          </table:table-cell>
          <table:table-cell office:value-type="percentage" office:value="0.95078821945022829" table:style-name="ce38">
            <text:p>95,1%</text:p>
          </table:table-cell>
          <table:table-cell office:value-type="float" office:value="1018740" table:style-name="ce37">
            <text:p>1.018.740</text:p>
          </table:table-cell>
          <table:table-cell office:value-type="percentage" office:value="0.93310007510670645" table:style-name="ce38">
            <text:p>93,3%</text:p>
          </table:table-cell>
          <table:table-cell office:value-type="float" office:value="1114410" table:style-name="ce37">
            <text:p>1.114.410</text:p>
          </table:table-cell>
          <table:table-cell office:value-type="percentage" office:value="0.84633056263313977" table:style-name="ce38">
            <text:p>84,6%</text:p>
          </table:table-cell>
          <table:table-cell office:value-type="float" office:value="749973" table:style-name="ce37">
            <text:p>749.973</text:p>
          </table:table-cell>
          <table:table-cell office:value-type="percentage" office:value="0.71791658849071271" table:style-name="ce38">
            <text:p>71,8%</text:p>
          </table:table-cell>
          <table:table-cell office:value-type="float" office:value="598047" table:style-name="ce37">
            <text:p>598.047</text:p>
          </table:table-cell>
          <table:table-cell office:value-type="percentage" office:value="0.71286452466520056" table:style-name="ce38">
            <text:p>71,3%</text:p>
          </table:table-cell>
          <table:table-cell office:value-type="float" office:value="497201" table:style-name="ce37">
            <text:p>497.201</text:p>
          </table:table-cell>
          <table:table-cell office:value-type="percentage" office:value="0.75773660933361375" table:style-name="ce38">
            <text:p>75,8%</text:p>
          </table:table-cell>
          <table:table-cell office:value-type="float" office:value="5850451" table:style-name="ce37">
            <text:p>5.850.451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5179737229848174" table:style-name="ce38">
            <text:p>85,2%</text:p>
          </table:table-cell>
          <table:table-cell office:value-type="percentage" office:value="0.75193969420134676" table:style-name="ce38">
            <text:p>75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7008" table:style-name="ce37">
            <text:p>297.008</text:p>
          </table:table-cell>
          <table:table-cell office:value-type="percentage" office:value="1" table:style-name="ce38">
            <text:p>100,0%</text:p>
          </table:table-cell>
          <table:table-cell office:value-type="float" office:value="433977" table:style-name="ce37">
            <text:p>433.977</text:p>
          </table:table-cell>
          <table:table-cell office:value-type="percentage" office:value="0.99112734149115478" table:style-name="ce38">
            <text:p>99,1%</text:p>
          </table:table-cell>
          <table:table-cell office:value-type="float" office:value="568568" table:style-name="ce37">
            <text:p>568.568</text:p>
          </table:table-cell>
          <table:table-cell office:value-type="percentage" office:value="0.97906076510862228" table:style-name="ce38">
            <text:p>97,9%</text:p>
          </table:table-cell>
          <table:table-cell office:value-type="float" office:value="713006" table:style-name="ce37">
            <text:p>713.006</text:p>
          </table:table-cell>
          <table:table-cell office:value-type="percentage" office:value="0.94772534539180742" table:style-name="ce38">
            <text:p>94,8%</text:p>
          </table:table-cell>
          <table:table-cell office:value-type="float" office:value="748856" table:style-name="ce37">
            <text:p>748.856</text:p>
          </table:table-cell>
          <table:table-cell office:value-type="percentage" office:value="0.87936419958947287" table:style-name="ce38">
            <text:p>87,9%</text:p>
          </table:table-cell>
          <table:table-cell office:value-type="float" office:value="501699" table:style-name="ce37">
            <text:p>501.699</text:p>
          </table:table-cell>
          <table:table-cell office:value-type="percentage" office:value="0.77332106375402887" table:style-name="ce38">
            <text:p>77,3%</text:p>
          </table:table-cell>
          <table:table-cell office:value-type="float" office:value="414477" table:style-name="ce37">
            <text:p>414.477</text:p>
          </table:table-cell>
          <table:table-cell office:value-type="percentage" office:value="0.80305390544169442" table:style-name="ce38">
            <text:p>80,3%</text:p>
          </table:table-cell>
          <table:table-cell office:value-type="float" office:value="355834" table:style-name="ce37">
            <text:p>355.834</text:p>
          </table:table-cell>
          <table:table-cell office:value-type="percentage" office:value="0.83818142844692145" table:style-name="ce38">
            <text:p>83,8%</text:p>
          </table:table-cell>
          <table:table-cell office:value-type="float" office:value="4033425" table:style-name="ce37">
            <text:p>4.033.425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986213308398272" table:style-name="ce38">
            <text:p>89,9%</text:p>
          </table:table-cell>
          <table:table-cell office:value-type="percentage" office:value="0.79753677467244233" table:style-name="ce38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8216" table:style-name="ce37">
            <text:p>78.216</text:p>
          </table:table-cell>
          <table:table-cell office:value-type="percentage" office:value="1" table:style-name="ce38">
            <text:p>100,0%</text:p>
          </table:table-cell>
          <table:table-cell office:value-type="float" office:value="95860" table:style-name="ce37">
            <text:p>95.860</text:p>
          </table:table-cell>
          <table:table-cell office:value-type="percentage" office:value="1" table:style-name="ce38">
            <text:p>100,0%</text:p>
          </table:table-cell>
          <table:table-cell office:value-type="float" office:value="132651" table:style-name="ce37">
            <text:p>132.651</text:p>
          </table:table-cell>
          <table:table-cell office:value-type="percentage" office:value="1" table:style-name="ce38">
            <text:p>100,0%</text:p>
          </table:table-cell>
          <table:table-cell office:value-type="float" office:value="161125" table:style-name="ce37">
            <text:p>161.125</text:p>
          </table:table-cell>
          <table:table-cell office:value-type="percentage" office:value="0.95218537254160363" table:style-name="ce38">
            <text:p>95,2%</text:p>
          </table:table-cell>
          <table:table-cell office:value-type="float" office:value="145734" table:style-name="ce37">
            <text:p>145.734</text:p>
          </table:table-cell>
          <table:table-cell office:value-type="percentage" office:value="0.91372716215030036" table:style-name="ce38">
            <text:p>91,4%</text:p>
          </table:table-cell>
          <table:table-cell office:value-type="float" office:value="111893" table:style-name="ce37">
            <text:p>111.893</text:p>
          </table:table-cell>
          <table:table-cell office:value-type="percentage" office:value="0.83828167726758518" table:style-name="ce38">
            <text:p>83,8%</text:p>
          </table:table-cell>
          <table:table-cell office:value-type="float" office:value="90492" table:style-name="ce37">
            <text:p>90.492</text:p>
          </table:table-cell>
          <table:table-cell office:value-type="percentage" office:value="0.79855277091422516" table:style-name="ce38">
            <text:p>79,9%</text:p>
          </table:table-cell>
          <table:table-cell office:value-type="float" office:value="73376" table:style-name="ce37">
            <text:p>73.376</text:p>
          </table:table-cell>
          <table:table-cell office:value-type="percentage" office:value="0.86579351032448382" table:style-name="ce38">
            <text:p>86,6%</text:p>
          </table:table-cell>
          <table:table-cell office:value-type="float" office:value="889347" table:style-name="ce37">
            <text:p>889.347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3278003685613209" table:style-name="ce38">
            <text:p>93,3%</text:p>
          </table:table-cell>
          <table:table-cell office:value-type="percentage" office:value="0.83586265621666433" table:style-name="ce38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2021" table:style-name="ce37">
            <text:p>242.021</text:p>
          </table:table-cell>
          <table:table-cell office:value-type="percentage" office:value="1" table:style-name="ce38">
            <text:p>100,0%</text:p>
          </table:table-cell>
          <table:table-cell office:value-type="float" office:value="290989" table:style-name="ce37">
            <text:p>290.989</text:p>
          </table:table-cell>
          <table:table-cell office:value-type="percentage" office:value="1" table:style-name="ce38">
            <text:p>100,0%</text:p>
          </table:table-cell>
          <table:table-cell office:value-type="float" office:value="344972" table:style-name="ce37">
            <text:p>344.972</text:p>
          </table:table-cell>
          <table:table-cell office:value-type="percentage" office:value="0.99436480873497879" table:style-name="ce38">
            <text:p>99,4%</text:p>
          </table:table-cell>
          <table:table-cell office:value-type="float" office:value="389664" table:style-name="ce37">
            <text:p>389.664</text:p>
          </table:table-cell>
          <table:table-cell office:value-type="percentage" office:value="0.96002601696522938" table:style-name="ce38">
            <text:p>96,0%</text:p>
          </table:table-cell>
          <table:table-cell office:value-type="float" office:value="405844" table:style-name="ce37">
            <text:p>405.844</text:p>
          </table:table-cell>
          <table:table-cell office:value-type="percentage" office:value="0.91566960951759957" table:style-name="ce38">
            <text:p>91,6%</text:p>
          </table:table-cell>
          <table:table-cell office:value-type="float" office:value="260647" table:style-name="ce37">
            <text:p>260.647</text:p>
          </table:table-cell>
          <table:table-cell office:value-type="percentage" office:value="0.80593862860535304" table:style-name="ce38">
            <text:p>80,6%</text:p>
          </table:table-cell>
          <table:table-cell office:value-type="float" office:value="195384" table:style-name="ce37">
            <text:p>195.384</text:p>
          </table:table-cell>
          <table:table-cell office:value-type="percentage" office:value="0.84588775700165819" table:style-name="ce38">
            <text:p>84,6%</text:p>
          </table:table-cell>
          <table:table-cell office:value-type="float" office:value="164219" table:style-name="ce37">
            <text:p>164.219</text:p>
          </table:table-cell>
          <table:table-cell office:value-type="percentage" office:value="0.9122922997438988" table:style-name="ce38">
            <text:p>91,2%</text:p>
          </table:table-cell>
          <table:table-cell office:value-type="float" office:value="2293740" table:style-name="ce37">
            <text:p>2.293.740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3450511448985274" table:style-name="ce38">
            <text:p>93,5%</text:p>
          </table:table-cell>
          <table:table-cell office:value-type="percentage" office:value="0.84896138490402207" table:style-name="ce38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349" table:style-name="ce37">
            <text:p>23.349</text:p>
          </table:table-cell>
          <table:table-cell office:value-type="percentage" office:value="1" table:style-name="ce38">
            <text:p>100,0%</text:p>
          </table:table-cell>
          <table:table-cell office:value-type="float" office:value="28633" table:style-name="ce37">
            <text:p>28.633</text:p>
          </table:table-cell>
          <table:table-cell office:value-type="percentage" office:value="1" table:style-name="ce38">
            <text:p>100,0%</text:p>
          </table:table-cell>
          <table:table-cell office:value-type="float" office:value="37923" table:style-name="ce37">
            <text:p>37.923</text:p>
          </table:table-cell>
          <table:table-cell office:value-type="percentage" office:value="1" table:style-name="ce38">
            <text:p>100,0%</text:p>
          </table:table-cell>
          <table:table-cell office:value-type="float" office:value="45174" table:style-name="ce37">
            <text:p>45.174</text:p>
          </table:table-cell>
          <table:table-cell office:value-type="percentage" office:value="0.94775931520644507" table:style-name="ce38">
            <text:p>94,8%</text:p>
          </table:table-cell>
          <table:table-cell office:value-type="float" office:value="47095" table:style-name="ce37">
            <text:p>47.095</text:p>
          </table:table-cell>
          <table:table-cell office:value-type="percentage" office:value="0.88947438004041779" table:style-name="ce38">
            <text:p>88,9%</text:p>
          </table:table-cell>
          <table:table-cell office:value-type="float" office:value="30198" table:style-name="ce37">
            <text:p>30.198</text:p>
          </table:table-cell>
          <table:table-cell office:value-type="percentage" office:value="0.76802563646074418" table:style-name="ce38">
            <text:p>76,8%</text:p>
          </table:table-cell>
          <table:table-cell office:value-type="float" office:value="22543" table:style-name="ce37">
            <text:p>22.543</text:p>
          </table:table-cell>
          <table:table-cell office:value-type="percentage" office:value="0.7401339549543634" table:style-name="ce38">
            <text:p>74,0%</text:p>
          </table:table-cell>
          <table:table-cell office:value-type="float" office:value="20136" table:style-name="ce37">
            <text:p>20.136</text:p>
          </table:table-cell>
          <table:table-cell office:value-type="percentage" office:value="0.78865737114209622" table:style-name="ce38">
            <text:p>78,9%</text:p>
          </table:table-cell>
          <table:table-cell office:value-type="float" office:value="255051" table:style-name="ce37">
            <text:p>255.051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9816177765256888" table:style-name="ce38">
            <text:p>89,8%</text:p>
          </table:table-cell>
          <table:table-cell office:value-type="percentage" office:value="0.79724863557080961" table:style-name="ce38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3381" table:style-name="ce37">
            <text:p>373.381</text:p>
          </table:table-cell>
          <table:table-cell office:value-type="percentage" office:value="1" table:style-name="ce38">
            <text:p>100,0%</text:p>
          </table:table-cell>
          <table:table-cell office:value-type="float" office:value="510106" table:style-name="ce37">
            <text:p>510.106</text:p>
          </table:table-cell>
          <table:table-cell office:value-type="percentage" office:value="0.96963395370674854" table:style-name="ce38">
            <text:p>97,0%</text:p>
          </table:table-cell>
          <table:table-cell office:value-type="float" office:value="686049" table:style-name="ce37">
            <text:p>686.049</text:p>
          </table:table-cell>
          <table:table-cell office:value-type="percentage" office:value="0.97543944958433038" table:style-name="ce38">
            <text:p>97,5%</text:p>
          </table:table-cell>
          <table:table-cell office:value-type="float" office:value="934653" table:style-name="ce37">
            <text:p>934.653</text:p>
          </table:table-cell>
          <table:table-cell office:value-type="percentage" office:value="0.96080318015425847" table:style-name="ce38">
            <text:p>96,1%</text:p>
          </table:table-cell>
          <table:table-cell office:value-type="float" office:value="1018907" table:style-name="ce37">
            <text:p>1.018.907</text:p>
          </table:table-cell>
          <table:table-cell office:value-type="percentage" office:value="0.87386993330022789" table:style-name="ce38">
            <text:p>87,4%</text:p>
          </table:table-cell>
          <table:table-cell office:value-type="float" office:value="725983" table:style-name="ce37">
            <text:p>725.983</text:p>
          </table:table-cell>
          <table:table-cell office:value-type="percentage" office:value="0.76448233014616063" table:style-name="ce38">
            <text:p>76,4%</text:p>
          </table:table-cell>
          <table:table-cell office:value-type="float" office:value="572157" table:style-name="ce37">
            <text:p>572.157</text:p>
          </table:table-cell>
          <table:table-cell office:value-type="percentage" office:value="0.77060776457119773" table:style-name="ce38">
            <text:p>77,1%</text:p>
          </table:table-cell>
          <table:table-cell office:value-type="float" office:value="430377" table:style-name="ce37">
            <text:p>430.377</text:p>
          </table:table-cell>
          <table:table-cell office:value-type="percentage" office:value="0.77749655852672428" table:style-name="ce38">
            <text:p>77,7%</text:p>
          </table:table-cell>
          <table:table-cell office:value-type="float" office:value="5251613" table:style-name="ce37">
            <text:p>5.251.613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7849922138690995" table:style-name="ce38">
            <text:p>87,8%</text:p>
          </table:table-cell>
          <table:table-cell office:value-type="percentage" office:value="0.77458698432776474" table:style-name="ce38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3885" table:style-name="ce37">
            <text:p>73.885</text:p>
          </table:table-cell>
          <table:table-cell office:value-type="percentage" office:value="1" table:style-name="ce38">
            <text:p>100,0%</text:p>
          </table:table-cell>
          <table:table-cell office:value-type="float" office:value="103089" table:style-name="ce37">
            <text:p>103.089</text:p>
          </table:table-cell>
          <table:table-cell office:value-type="percentage" office:value="1" table:style-name="ce38">
            <text:p>100,0%</text:p>
          </table:table-cell>
          <table:table-cell office:value-type="float" office:value="147660" table:style-name="ce37">
            <text:p>147.660</text:p>
          </table:table-cell>
          <table:table-cell office:value-type="percentage" office:value="1" table:style-name="ce38">
            <text:p>100,0%</text:p>
          </table:table-cell>
          <table:table-cell office:value-type="float" office:value="206306" table:style-name="ce37">
            <text:p>206.306</text:p>
          </table:table-cell>
          <table:table-cell office:value-type="percentage" office:value="0.96741006114716588" table:style-name="ce38">
            <text:p>96,7%</text:p>
          </table:table-cell>
          <table:table-cell office:value-type="float" office:value="229010" table:style-name="ce37">
            <text:p>229.010</text:p>
          </table:table-cell>
          <table:table-cell office:value-type="percentage" office:value="0.90105722053691217" table:style-name="ce38">
            <text:p>90,1%</text:p>
          </table:table-cell>
          <table:table-cell office:value-type="float" office:value="162392" table:style-name="ce37">
            <text:p>162.392</text:p>
          </table:table-cell>
          <table:table-cell office:value-type="percentage" office:value="0.77698406242972584" table:style-name="ce38">
            <text:p>77,7%</text:p>
          </table:table-cell>
          <table:table-cell office:value-type="float" office:value="135515" table:style-name="ce37">
            <text:p>135.515</text:p>
          </table:table-cell>
          <table:table-cell office:value-type="percentage" office:value="0.78674353258092977" table:style-name="ce38">
            <text:p>78,7%</text:p>
          </table:table-cell>
          <table:table-cell office:value-type="float" office:value="114433" table:style-name="ce37">
            <text:p>114.433</text:p>
          </table:table-cell>
          <table:table-cell office:value-type="percentage" office:value="0.80646820866280466" table:style-name="ce38">
            <text:p>80,6%</text:p>
          </table:table-cell>
          <table:table-cell office:value-type="float" office:value="1172290" table:style-name="ce37">
            <text:p>1.172.290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9478428591819026" table:style-name="ce38">
            <text:p>89,5%</text:p>
          </table:table-cell>
          <table:table-cell office:value-type="percentage" office:value="0.77570833700027331" table:style-name="ce38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484" table:style-name="ce37">
            <text:p>42.484</text:p>
          </table:table-cell>
          <table:table-cell office:value-type="percentage" office:value="1" table:style-name="ce38">
            <text:p>100,0%</text:p>
          </table:table-cell>
          <table:table-cell office:value-type="float" office:value="55854" table:style-name="ce37">
            <text:p>55.854</text:p>
          </table:table-cell>
          <table:table-cell office:value-type="percentage" office:value="1" table:style-name="ce38">
            <text:p>100,0%</text:p>
          </table:table-cell>
          <table:table-cell office:value-type="float" office:value="72032" table:style-name="ce37">
            <text:p>72.032</text:p>
          </table:table-cell>
          <table:table-cell office:value-type="percentage" office:value="0.97546178430204211" table:style-name="ce38">
            <text:p>97,5%</text:p>
          </table:table-cell>
          <table:table-cell office:value-type="float" office:value="91263" table:style-name="ce37">
            <text:p>91.263</text:p>
          </table:table-cell>
          <table:table-cell office:value-type="percentage" office:value="0.94383312304796574" table:style-name="ce38">
            <text:p>94,4%</text:p>
          </table:table-cell>
          <table:table-cell office:value-type="float" office:value="94683" table:style-name="ce37">
            <text:p>94.683</text:p>
          </table:table-cell>
          <table:table-cell office:value-type="percentage" office:value="0.87667820966278398" table:style-name="ce38">
            <text:p>87,7%</text:p>
          </table:table-cell>
          <table:table-cell office:value-type="float" office:value="62800" table:style-name="ce37">
            <text:p>62.800</text:p>
          </table:table-cell>
          <table:table-cell office:value-type="percentage" office:value="0.77205837154694434" table:style-name="ce38">
            <text:p>77,2%</text:p>
          </table:table-cell>
          <table:table-cell office:value-type="float" office:value="54497" table:style-name="ce37">
            <text:p>54.497</text:p>
          </table:table-cell>
          <table:table-cell office:value-type="percentage" office:value="0.79993247904648668" table:style-name="ce38">
            <text:p>80,0%</text:p>
          </table:table-cell>
          <table:table-cell office:value-type="float" office:value="45916" table:style-name="ce37">
            <text:p>45.916</text:p>
          </table:table-cell>
          <table:table-cell office:value-type="percentage" office:value="0.81428672767255439" table:style-name="ce38">
            <text:p>81,4%</text:p>
          </table:table-cell>
          <table:table-cell office:value-type="float" office:value="519529" table:style-name="ce37">
            <text:p>519.529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9365343663241326" table:style-name="ce38">
            <text:p>89,4%</text:p>
          </table:table-cell>
          <table:table-cell office:value-type="percentage" office:value="0.78574010468892019" table:style-name="ce38">
            <text:p>78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4056" table:style-name="ce37">
            <text:p>164.056</text:p>
          </table:table-cell>
          <table:table-cell office:value-type="percentage" office:value="1" table:style-name="ce38">
            <text:p>100,0%</text:p>
          </table:table-cell>
          <table:table-cell office:value-type="float" office:value="213567" table:style-name="ce37">
            <text:p>213.567</text:p>
          </table:table-cell>
          <table:table-cell office:value-type="percentage" office:value="1" table:style-name="ce38">
            <text:p>100,0%</text:p>
          </table:table-cell>
          <table:table-cell office:value-type="float" office:value="278013" table:style-name="ce37">
            <text:p>278.013</text:p>
          </table:table-cell>
          <table:table-cell office:value-type="percentage" office:value="0.99248176667773336" table:style-name="ce38">
            <text:p>99,2%</text:p>
          </table:table-cell>
          <table:table-cell office:value-type="float" office:value="322323" table:style-name="ce37">
            <text:p>322.323</text:p>
          </table:table-cell>
          <table:table-cell office:value-type="percentage" office:value="0.94807295787656221" table:style-name="ce38">
            <text:p>94,8%</text:p>
          </table:table-cell>
          <table:table-cell office:value-type="float" office:value="317670" table:style-name="ce37">
            <text:p>317.670</text:p>
          </table:table-cell>
          <table:table-cell office:value-type="percentage" office:value="0.87721914324295214" table:style-name="ce38">
            <text:p>87,7%</text:p>
          </table:table-cell>
          <table:table-cell office:value-type="float" office:value="197671" table:style-name="ce37">
            <text:p>197.671</text:p>
          </table:table-cell>
          <table:table-cell office:value-type="percentage" office:value="0.75868858499364789" table:style-name="ce38">
            <text:p>75,9%</text:p>
          </table:table-cell>
          <table:table-cell office:value-type="float" office:value="153628" table:style-name="ce37">
            <text:p>153.628</text:p>
          </table:table-cell>
          <table:table-cell office:value-type="percentage" office:value="0.76229321107108483" table:style-name="ce38">
            <text:p>76,2%</text:p>
          </table:table-cell>
          <table:table-cell office:value-type="float" office:value="136739" table:style-name="ce37">
            <text:p>136.739</text:p>
          </table:table-cell>
          <table:table-cell office:value-type="percentage" office:value="0.81099723616004171" table:style-name="ce38">
            <text:p>81,1%</text:p>
          </table:table-cell>
          <table:table-cell office:value-type="float" office:value="1783667" table:style-name="ce37">
            <text:p>1.783.667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9905153525076076" table:style-name="ce38">
            <text:p>89,9%</text:p>
          </table:table-cell>
          <table:table-cell office:value-type="percentage" office:value="0.80327123932224398" table:style-name="ce38">
            <text:p>80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95" table:style-name="ce37">
            <text:p>2.395</text:p>
          </table:table-cell>
          <table:table-cell office:value-type="percentage" office:value="0.91938579654510555" table:style-name="ce38">
            <text:p>91,9%</text:p>
          </table:table-cell>
          <table:table-cell office:value-type="float" office:value="3882" table:style-name="ce37">
            <text:p>3.882</text:p>
          </table:table-cell>
          <table:table-cell office:value-type="percentage" office:value="0.89902732746641967" table:style-name="ce38">
            <text:p>89,9%</text:p>
          </table:table-cell>
          <table:table-cell office:value-type="float" office:value="7605" table:style-name="ce37">
            <text:p>7.605</text:p>
          </table:table-cell>
          <table:table-cell office:value-type="percentage" office:value="0.96792668957617412" table:style-name="ce38">
            <text:p>96,8%</text:p>
          </table:table-cell>
          <table:table-cell office:value-type="float" office:value="10474" table:style-name="ce37">
            <text:p>10.474</text:p>
          </table:table-cell>
          <table:table-cell office:value-type="percentage" office:value="0.9063689858082381" table:style-name="ce38">
            <text:p>90,6%</text:p>
          </table:table-cell>
          <table:table-cell office:value-type="float" office:value="10944" table:style-name="ce37">
            <text:p>10.944</text:p>
          </table:table-cell>
          <table:table-cell office:value-type="percentage" office:value="0.8656858092074039" table:style-name="ce38">
            <text:p>86,6%</text:p>
          </table:table-cell>
          <table:table-cell office:value-type="float" office:value="8865" table:style-name="ce37">
            <text:p>8.865</text:p>
          </table:table-cell>
          <table:table-cell office:value-type="percentage" office:value="0.7453337817386918" table:style-name="ce38">
            <text:p>74,5%</text:p>
          </table:table-cell>
          <table:table-cell office:value-type="float" office:value="8563" table:style-name="ce37">
            <text:p>8.563</text:p>
          </table:table-cell>
          <table:table-cell office:value-type="percentage" office:value="0.78079693626333546" table:style-name="ce38">
            <text:p>78,1%</text:p>
          </table:table-cell>
          <table:table-cell office:value-type="float" office:value="7529" table:style-name="ce37">
            <text:p>7.529</text:p>
          </table:table-cell>
          <table:table-cell office:value-type="percentage" office:value="0.82500547885163267" table:style-name="ce38">
            <text:p>82,5%</text:p>
          </table:table-cell>
          <table:table-cell office:value-type="float" office:value="60257" table:style-name="ce37">
            <text:p>60.257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4910871556401046" table:style-name="ce38">
            <text:p>84,9%</text:p>
          </table:table-cell>
          <table:table-cell office:value-type="percentage" office:value="0.7156243319636113" table:style-name="ce38">
            <text:p>71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2005" table:style-name="ce37">
            <text:p>2.005</text:p>
          </table:table-cell>
          <table:table-cell office:value-type="percentage" office:value="0.85355470412941681" table:style-name="ce38">
            <text:p>85,4%</text:p>
          </table:table-cell>
          <table:table-cell office:value-type="float" office:value="3302" table:style-name="ce37">
            <text:p>3.302</text:p>
          </table:table-cell>
          <table:table-cell office:value-type="percentage" office:value="0.8810032017075774" table:style-name="ce38">
            <text:p>88,1%</text:p>
          </table:table-cell>
          <table:table-cell office:value-type="float" office:value="7119" table:style-name="ce37">
            <text:p>7.119</text:p>
          </table:table-cell>
          <table:table-cell office:value-type="percentage" office:value="0.90954388654656959" table:style-name="ce38">
            <text:p>91,0%</text:p>
          </table:table-cell>
          <table:table-cell office:value-type="float" office:value="9601" table:style-name="ce37">
            <text:p>9.601</text:p>
          </table:table-cell>
          <table:table-cell office:value-type="percentage" office:value="0.84972121426674929" table:style-name="ce38">
            <text:p>85,0%</text:p>
          </table:table-cell>
          <table:table-cell office:value-type="float" office:value="9925" table:style-name="ce37">
            <text:p>9.925</text:p>
          </table:table-cell>
          <table:table-cell office:value-type="percentage" office:value="0.82694550908181974" table:style-name="ce38">
            <text:p>82,7%</text:p>
          </table:table-cell>
          <table:table-cell office:value-type="float" office:value="8406" table:style-name="ce37">
            <text:p>8.406</text:p>
          </table:table-cell>
          <table:table-cell office:value-type="percentage" office:value="0.69282123135250973" table:style-name="ce38">
            <text:p>69,3%</text:p>
          </table:table-cell>
          <table:table-cell office:value-type="float" office:value="8230" table:style-name="ce37">
            <text:p>8.230</text:p>
          </table:table-cell>
          <table:table-cell office:value-type="percentage" office:value="0.68611921634014172" table:style-name="ce38">
            <text:p>68,6%</text:p>
          </table:table-cell>
          <table:table-cell office:value-type="float" office:value="7220" table:style-name="ce37">
            <text:p>7.220</text:p>
          </table:table-cell>
          <table:table-cell office:value-type="percentage" office:value="0.7541257572592438" table:style-name="ce38">
            <text:p>75,4%</text:p>
          </table:table-cell>
          <table:table-cell office:value-type="float" office:value="55808" table:style-name="ce37">
            <text:p>55.808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8683717061203773" table:style-name="ce38">
            <text:p>78,7%</text:p>
          </table:table-cell>
          <table:table-cell office:value-type="percentage" office:value="0.64091138775322709" table:style-name="ce38">
            <text:p>64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32" table:style-name="ce37">
            <text:p>32</text:p>
          </table:table-cell>
          <table:table-cell office:value-type="string" table:style-name="ce38">
            <text:p>-</text:p>
          </table:table-cell>
          <table:table-cell office:value-type="float" office:value="18" table:style-name="ce37">
            <text:p>18</text:p>
          </table:table-cell>
          <table:table-cell office:value-type="string" table:style-name="ce38">
            <text:p>-</text:p>
          </table:table-cell>
          <table:table-cell office:value-type="float" office:value="3524" table:style-name="ce37">
            <text:p>3.524</text:p>
          </table:table-cell>
          <table:table-cell office:value-type="string" table:style-name="ce38">
            <text:p>-</text:p>
          </table:table-cell>
          <table:table-cell office:value-type="float" office:value="9492" table:style-name="ce37">
            <text:p>9.492</text:p>
          </table:table-cell>
          <table:table-cell office:value-type="string" table:style-name="ce38">
            <text:p>-</text:p>
          </table:table-cell>
          <table:table-cell office:value-type="float" office:value="21940" table:style-name="ce37">
            <text:p>21.940</text:p>
          </table:table-cell>
          <table:table-cell office:value-type="string" table:style-name="ce38">
            <text:p>-</text:p>
          </table:table-cell>
          <table:table-cell office:value-type="float" office:value="31703" table:style-name="ce37">
            <text:p>31.703</text:p>
          </table:table-cell>
          <table:table-cell office:value-type="string" table:style-name="ce38">
            <text:p>-</text:p>
          </table:table-cell>
          <table:table-cell office:value-type="float" office:value="24336" table:style-name="ce37">
            <text:p>24.336</text:p>
          </table:table-cell>
          <table:table-cell office:value-type="string" table:style-name="ce38">
            <text:p>-</text:p>
          </table:table-cell>
          <table:table-cell office:value-type="float" office:value="1096" table:style-name="ce37">
            <text:p>1.096</text:p>
          </table:table-cell>
          <table:table-cell office:value-type="string" table:style-name="ce38">
            <text:p>-</text:p>
          </table:table-cell>
          <table:table-cell office:value-type="float" office:value="92141" table:style-name="ce37">
            <text:p>92.141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9">
            <text:p>Sanidad Exterior</text:p>
          </table:table-cell>
          <table:table-cell office:value-type="float" office:value="26" table:style-name="ce40">
            <text:p>26</text:p>
          </table:table-cell>
          <table:table-cell office:value-type="string" table:style-name="ce41">
            <text:p>-</text:p>
          </table:table-cell>
          <table:table-cell office:value-type="float" office:value="31" table:style-name="ce40">
            <text:p>31</text:p>
          </table:table-cell>
          <table:table-cell office:value-type="string" table:style-name="ce41">
            <text:p>-</text:p>
          </table:table-cell>
          <table:table-cell office:value-type="float" office:value="203" table:style-name="ce40">
            <text:p>203</text:p>
          </table:table-cell>
          <table:table-cell office:value-type="string" table:style-name="ce41">
            <text:p>-</text:p>
          </table:table-cell>
          <table:table-cell office:value-type="float" office:value="561" table:style-name="ce40">
            <text:p>561</text:p>
          </table:table-cell>
          <table:table-cell office:value-type="string" table:style-name="ce41">
            <text:p>-</text:p>
          </table:table-cell>
          <table:table-cell office:value-type="float" office:value="1083" table:style-name="ce40">
            <text:p>1.083</text:p>
          </table:table-cell>
          <table:table-cell office:value-type="string" table:style-name="ce41">
            <text:p>-</text:p>
          </table:table-cell>
          <table:table-cell office:value-type="float" office:value="1217" table:style-name="ce40">
            <text:p>1.217</text:p>
          </table:table-cell>
          <table:table-cell office:value-type="string" table:style-name="ce41">
            <text:p>-</text:p>
          </table:table-cell>
          <table:table-cell office:value-type="float" office:value="1056" table:style-name="ce40">
            <text:p>1.056</text:p>
          </table:table-cell>
          <table:table-cell office:value-type="string" table:style-name="ce41">
            <text:p>-</text:p>
          </table:table-cell>
          <table:table-cell office:value-type="float" office:value="161" table:style-name="ce40">
            <text:p>161</text:p>
          </table:table-cell>
          <table:table-cell office:value-type="string" table:style-name="ce41">
            <text:p>-</text:p>
          </table:table-cell>
          <table:table-cell office:value-type="float" office:value="4338" table:style-name="ce40">
            <text:p>4.338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4" table:style-name="ce21"/>
          <table:table-cell table:number-columns-repeated="16339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934529" table:style-name="ce44">
            <text:p>2.934.529</text:p>
          </table:table-cell>
          <table:table-cell office:value-type="percentage" office:value="1" table:style-name="ce45">
            <text:p>100,0%</text:p>
          </table:table-cell>
          <table:table-cell office:value-type="float" office:value="3937918" table:style-name="ce44">
            <text:p>3.937.918</text:p>
          </table:table-cell>
          <table:table-cell office:value-type="percentage" office:value="0.99441243723240513" table:style-name="ce45">
            <text:p>99,4%</text:p>
          </table:table-cell>
          <table:table-cell office:value-type="float" office:value="5261083" table:style-name="ce44">
            <text:p>5.261.083</text:p>
          </table:table-cell>
          <table:table-cell office:value-type="percentage" office:value="0.9857779278416694" table:style-name="ce45">
            <text:p>98,6%</text:p>
          </table:table-cell>
          <table:table-cell office:value-type="float" office:value="6646270" table:style-name="ce44">
            <text:p>6.646.270</text:p>
          </table:table-cell>
          <table:table-cell office:value-type="percentage" office:value="0.94497097097723315" table:style-name="ce45">
            <text:p>94,5%</text:p>
          </table:table-cell>
          <table:table-cell office:value-type="float" office:value="6909664" table:style-name="ce44">
            <text:p>6.909.664</text:p>
          </table:table-cell>
          <table:table-cell office:value-type="percentage" office:value="0.87555680073981179" table:style-name="ce45">
            <text:p>87,6%</text:p>
          </table:table-cell>
          <table:table-cell office:value-type="float" office:value="4785060" table:style-name="ce44">
            <text:p>4.785.060</text:p>
          </table:table-cell>
          <table:table-cell office:value-type="percentage" office:value="0.76801773496834791" table:style-name="ce45">
            <text:p>76,8%</text:p>
          </table:table-cell>
          <table:table-cell office:value-type="float" office:value="3830693" table:style-name="ce44">
            <text:p>3.830.693</text:p>
          </table:table-cell>
          <table:table-cell office:value-type="percentage" office:value="0.77471625841315039" table:style-name="ce45">
            <text:p>77,5%</text:p>
          </table:table-cell>
          <table:table-cell office:value-type="float" office:value="3166938" table:style-name="ce44">
            <text:p>3.166.938</text:p>
          </table:table-cell>
          <table:table-cell office:value-type="percentage" office:value="0.81439797402001601" table:style-name="ce45">
            <text:p>81,4%</text:p>
          </table:table-cell>
          <table:table-cell office:value-type="float" office:value="37472155" table:style-name="ce44">
            <text:p>37.472.155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8965595703894984" table:style-name="ce45">
            <text:p>89,0%</text:p>
          </table:table-cell>
          <table:table-cell office:value-type="percentage" office:value="0.78970552548171213" table:style-name="ce45">
            <text:p>79,0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7"/>
          <table:table-cell office:value-type="string" table:style-name="ce28">
            <text:p>Personas pauta completa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pauta completa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pauta completa sobre Población a Vacunar INE</text:p>
          </table:table-cell>
          <table:table-cell office:value-type="string" table:style-name="ce31">
            <text:p>% pauta completa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27073" table:style-name="ce34">
            <text:p>427.073</text:p>
          </table:table-cell>
          <table:table-cell office:value-type="percentage" office:value="1" table:style-name="ce35">
            <text:p>100,0%</text:p>
          </table:table-cell>
          <table:table-cell office:value-type="float" office:value="647530" table:style-name="ce34">
            <text:p>647.530</text:p>
          </table:table-cell>
          <table:table-cell office:value-type="percentage" office:value="0.99561641560869707" table:style-name="ce35">
            <text:p>99,6%</text:p>
          </table:table-cell>
          <table:table-cell office:value-type="float" office:value="912003" table:style-name="ce34">
            <text:p>912.003</text:p>
          </table:table-cell>
          <table:table-cell office:value-type="percentage" office:value="0.99547670843216207" table:style-name="ce35">
            <text:p>99,5%</text:p>
          </table:table-cell>
          <table:table-cell office:value-type="float" office:value="1191776" table:style-name="ce34">
            <text:p>1.191.776</text:p>
          </table:table-cell>
          <table:table-cell office:value-type="percentage" office:value="0.94209977541874801" table:style-name="ce35">
            <text:p>94,2%</text:p>
          </table:table-cell>
          <table:table-cell office:value-type="float" office:value="1212063" table:style-name="ce34">
            <text:p>1.212.063</text:p>
          </table:table-cell>
          <table:table-cell office:value-type="percentage" office:value="0.87506371316729159" table:style-name="ce35">
            <text:p>87,5%</text:p>
          </table:table-cell>
          <table:table-cell office:value-type="float" office:value="866999" table:style-name="ce34">
            <text:p>866.999</text:p>
          </table:table-cell>
          <table:table-cell office:value-type="percentage" office:value="0.76038069946334774" table:style-name="ce35">
            <text:p>76,0%</text:p>
          </table:table-cell>
          <table:table-cell office:value-type="float" office:value="681710" table:style-name="ce34">
            <text:p>681.710</text:p>
          </table:table-cell>
          <table:table-cell office:value-type="percentage" office:value="0.7340697253712829" table:style-name="ce35">
            <text:p>73,4%</text:p>
          </table:table-cell>
          <table:table-cell office:value-type="float" office:value="551194" table:style-name="ce34">
            <text:p>551.194</text:p>
          </table:table-cell>
          <table:table-cell office:value-type="percentage" office:value="0.73208776117103436" table:style-name="ce35">
            <text:p>73,2%</text:p>
          </table:table-cell>
          <table:table-cell office:value-type="float" office:value="6490348" table:style-name="ce34">
            <text:p>6.490.348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87095675978515763" table:style-name="ce35">
            <text:p>87,1%</text:p>
          </table:table-cell>
          <table:table-cell office:value-type="percentage" office:value="0.76678081912610341" table:style-name="ce35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99766" table:style-name="ce37">
            <text:p>99.766</text:p>
          </table:table-cell>
          <table:table-cell office:value-type="percentage" office:value="1" table:style-name="ce38">
            <text:p>100,0%</text:p>
          </table:table-cell>
          <table:table-cell office:value-type="float" office:value="118245" table:style-name="ce37">
            <text:p>118.245</text:p>
          </table:table-cell>
          <table:table-cell office:value-type="percentage" office:value="0.99403135639527551" table:style-name="ce38">
            <text:p>99,4%</text:p>
          </table:table-cell>
          <table:table-cell office:value-type="float" office:value="151655" table:style-name="ce37">
            <text:p>151.655</text:p>
          </table:table-cell>
          <table:table-cell office:value-type="percentage" office:value="0.96986576451553075" table:style-name="ce38">
            <text:p>97,0%</text:p>
          </table:table-cell>
          <table:table-cell office:value-type="float" office:value="182583" table:style-name="ce37">
            <text:p>182.583</text:p>
          </table:table-cell>
          <table:table-cell office:value-type="percentage" office:value="0.92089919602957637" table:style-name="ce38">
            <text:p>92,1%</text:p>
          </table:table-cell>
          <table:table-cell office:value-type="float" office:value="182550" table:style-name="ce37">
            <text:p>182.550</text:p>
          </table:table-cell>
          <table:table-cell office:value-type="percentage" office:value="0.84929492935336348" table:style-name="ce38">
            <text:p>84,9%</text:p>
          </table:table-cell>
          <table:table-cell office:value-type="float" office:value="117201" table:style-name="ce37">
            <text:p>117.201</text:p>
          </table:table-cell>
          <table:table-cell office:value-type="percentage" office:value="0.71339615061539019" table:style-name="ce38">
            <text:p>71,3%</text:p>
          </table:table-cell>
          <table:table-cell office:value-type="float" office:value="94215" table:style-name="ce37">
            <text:p>94.215</text:p>
          </table:table-cell>
          <table:table-cell office:value-type="percentage" office:value="0.7225021280511652" table:style-name="ce38">
            <text:p>72,3%</text:p>
          </table:table-cell>
          <table:table-cell office:value-type="float" office:value="73567" table:style-name="ce37">
            <text:p>73.567</text:p>
          </table:table-cell>
          <table:table-cell office:value-type="percentage" office:value="0.7134876683897623" table:style-name="ce38">
            <text:p>71,3%</text:p>
          </table:table-cell>
          <table:table-cell office:value-type="float" office:value="1019782" table:style-name="ce37">
            <text:p>1.019.782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6047822440331645" table:style-name="ce38">
            <text:p>86,0%</text:p>
          </table:table-cell>
          <table:table-cell office:value-type="percentage" office:value="0.76710463663436868" table:style-name="ce38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043" table:style-name="ce37">
            <text:p>88.043</text:p>
          </table:table-cell>
          <table:table-cell office:value-type="percentage" office:value="1" table:style-name="ce38">
            <text:p>100,0%</text:p>
          </table:table-cell>
          <table:table-cell office:value-type="float" office:value="113736" table:style-name="ce37">
            <text:p>113.736</text:p>
          </table:table-cell>
          <table:table-cell office:value-type="percentage" office:value="1" table:style-name="ce38">
            <text:p>100,0%</text:p>
          </table:table-cell>
          <table:table-cell office:value-type="float" office:value="146381" table:style-name="ce37">
            <text:p>146.381</text:p>
          </table:table-cell>
          <table:table-cell office:value-type="percentage" office:value="0.97814262422152731" table:style-name="ce38">
            <text:p>97,8%</text:p>
          </table:table-cell>
          <table:table-cell office:value-type="float" office:value="151634" table:style-name="ce37">
            <text:p>151.634</text:p>
          </table:table-cell>
          <table:table-cell office:value-type="percentage" office:value="0.93230040886593502" table:style-name="ce38">
            <text:p>93,2%</text:p>
          </table:table-cell>
          <table:table-cell office:value-type="float" office:value="148451" table:style-name="ce37">
            <text:p>148.451</text:p>
          </table:table-cell>
          <table:table-cell office:value-type="percentage" office:value="0.8889654057355697" table:style-name="ce38">
            <text:p>88,9%</text:p>
          </table:table-cell>
          <table:table-cell office:value-type="float" office:value="86858" table:style-name="ce37">
            <text:p>86.858</text:p>
          </table:table-cell>
          <table:table-cell office:value-type="percentage" office:value="0.7589099265187722" table:style-name="ce38">
            <text:p>75,9%</text:p>
          </table:table-cell>
          <table:table-cell office:value-type="float" office:value="61548" table:style-name="ce37">
            <text:p>61.548</text:p>
          </table:table-cell>
          <table:table-cell office:value-type="percentage" office:value="0.77799547471274544" table:style-name="ce38">
            <text:p>77,8%</text:p>
          </table:table-cell>
          <table:table-cell office:value-type="float" office:value="52387" table:style-name="ce37">
            <text:p>52.387</text:p>
          </table:table-cell>
          <table:table-cell office:value-type="percentage" office:value="0.81854687500000001" table:style-name="ce38">
            <text:p>81,9%</text:p>
          </table:table-cell>
          <table:table-cell office:value-type="float" office:value="849038" table:style-name="ce37">
            <text:p>849.038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0910531551181195" table:style-name="ce38">
            <text:p>90,9%</text:p>
          </table:table-cell>
          <table:table-cell office:value-type="percentage" office:value="0.83338372019976759" table:style-name="ce38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0711" table:style-name="ce37">
            <text:p>50.711</text:p>
          </table:table-cell>
          <table:table-cell office:value-type="percentage" office:value="1" table:style-name="ce38">
            <text:p>100,0%</text:p>
          </table:table-cell>
          <table:table-cell office:value-type="float" office:value="78516" table:style-name="ce37">
            <text:p>78.516</text:p>
          </table:table-cell>
          <table:table-cell office:value-type="percentage" office:value="0.97516021660291119" table:style-name="ce38">
            <text:p>97,5%</text:p>
          </table:table-cell>
          <table:table-cell office:value-type="float" office:value="108437" table:style-name="ce37">
            <text:p>108.437</text:p>
          </table:table-cell>
          <table:table-cell office:value-type="percentage" office:value="0.92498571197038326" table:style-name="ce38">
            <text:p>92,5%</text:p>
          </table:table-cell>
          <table:table-cell office:value-type="float" office:value="146807" table:style-name="ce37">
            <text:p>146.807</text:p>
          </table:table-cell>
          <table:table-cell office:value-type="percentage" office:value="0.88546234250318157" table:style-name="ce38">
            <text:p>88,5%</text:p>
          </table:table-cell>
          <table:table-cell office:value-type="float" office:value="160763" table:style-name="ce37">
            <text:p>160.763</text:p>
          </table:table-cell>
          <table:table-cell office:value-type="percentage" office:value="0.77975185767223487" table:style-name="ce38">
            <text:p>78,0%</text:p>
          </table:table-cell>
          <table:table-cell office:value-type="float" office:value="115780" table:style-name="ce37">
            <text:p>115.780</text:p>
          </table:table-cell>
          <table:table-cell office:value-type="percentage" office:value="0.63550088645183245" table:style-name="ce38">
            <text:p>63,6%</text:p>
          </table:table-cell>
          <table:table-cell office:value-type="float" office:value="86948" table:style-name="ce37">
            <text:p>86.948</text:p>
          </table:table-cell>
          <table:table-cell office:value-type="percentage" office:value="0.63032288933029823" table:style-name="ce38">
            <text:p>63,0%</text:p>
          </table:table-cell>
          <table:table-cell office:value-type="float" office:value="65207" table:style-name="ce37">
            <text:p>65.207</text:p>
          </table:table-cell>
          <table:table-cell office:value-type="percentage" office:value="0.68293883535819022" table:style-name="ce38">
            <text:p>68,3%</text:p>
          </table:table-cell>
          <table:table-cell office:value-type="float" office:value="813169" table:style-name="ce37">
            <text:p>813.169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78577150493734949" table:style-name="ce38">
            <text:p>78,6%</text:p>
          </table:table-cell>
          <table:table-cell office:value-type="percentage" office:value="0.69410085673338495" table:style-name="ce38">
            <text:p>69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1584" table:style-name="ce37">
            <text:p>91.584</text:p>
          </table:table-cell>
          <table:table-cell office:value-type="percentage" office:value="1" table:style-name="ce38">
            <text:p>100,0%</text:p>
          </table:table-cell>
          <table:table-cell office:value-type="float" office:value="149748" table:style-name="ce37">
            <text:p>149.748</text:p>
          </table:table-cell>
          <table:table-cell office:value-type="percentage" office:value="0.96904828157457079" table:style-name="ce38">
            <text:p>96,9%</text:p>
          </table:table-cell>
          <table:table-cell office:value-type="float" office:value="217869" table:style-name="ce37">
            <text:p>217.869</text:p>
          </table:table-cell>
          <table:table-cell office:value-type="percentage" office:value="0.92673931907508544" table:style-name="ce38">
            <text:p>92,7%</text:p>
          </table:table-cell>
          <table:table-cell office:value-type="float" office:value="315914" table:style-name="ce37">
            <text:p>315.914</text:p>
          </table:table-cell>
          <table:table-cell office:value-type="percentage" office:value="0.90129296571872008" table:style-name="ce38">
            <text:p>90,1%</text:p>
          </table:table-cell>
          <table:table-cell office:value-type="float" office:value="309600" table:style-name="ce37">
            <text:p>309.600</text:p>
          </table:table-cell>
          <table:table-cell office:value-type="percentage" office:value="0.79809447211309437" table:style-name="ce38">
            <text:p>79,8%</text:p>
          </table:table-cell>
          <table:table-cell office:value-type="float" office:value="214991" table:style-name="ce37">
            <text:p>214.991</text:p>
          </table:table-cell>
          <table:table-cell office:value-type="percentage" office:value="0.69143612470813742" table:style-name="ce38">
            <text:p>69,1%</text:p>
          </table:table-cell>
          <table:table-cell office:value-type="float" office:value="169337" table:style-name="ce37">
            <text:p>169.337</text:p>
          </table:table-cell>
          <table:table-cell office:value-type="percentage" office:value="0.67264486708931148" table:style-name="ce38">
            <text:p>67,3%</text:p>
          </table:table-cell>
          <table:table-cell office:value-type="float" office:value="127854" table:style-name="ce37">
            <text:p>127.854</text:p>
          </table:table-cell>
          <table:table-cell office:value-type="percentage" office:value="0.71110196499385414" table:style-name="ce38">
            <text:p>71,1%</text:p>
          </table:table-cell>
          <table:table-cell office:value-type="float" office:value="1596897" table:style-name="ce37">
            <text:p>1.596.897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144217538584253" table:style-name="ce38">
            <text:p>81,4%</text:p>
          </table:table-cell>
          <table:table-cell office:value-type="percentage" office:value="0.73388429524180676" table:style-name="ce38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1784" table:style-name="ce37">
            <text:p>41.784</text:p>
          </table:table-cell>
          <table:table-cell office:value-type="percentage" office:value="1" table:style-name="ce38">
            <text:p>100,0%</text:p>
          </table:table-cell>
          <table:table-cell office:value-type="float" office:value="55634" table:style-name="ce37">
            <text:p>55.634</text:p>
          </table:table-cell>
          <table:table-cell office:value-type="percentage" office:value="1" table:style-name="ce38">
            <text:p>100,0%</text:p>
          </table:table-cell>
          <table:table-cell office:value-type="float" office:value="75858" table:style-name="ce37">
            <text:p>75.858</text:p>
          </table:table-cell>
          <table:table-cell office:value-type="percentage" office:value="0.98077445213006653" table:style-name="ce38">
            <text:p>98,1%</text:p>
          </table:table-cell>
          <table:table-cell office:value-type="float" office:value="83043" table:style-name="ce37">
            <text:p>83.043</text:p>
          </table:table-cell>
          <table:table-cell office:value-type="percentage" office:value="0.92306922769107647" table:style-name="ce38">
            <text:p>92,3%</text:p>
          </table:table-cell>
          <table:table-cell office:value-type="float" office:value="85517" table:style-name="ce37">
            <text:p>85.517</text:p>
          </table:table-cell>
          <table:table-cell office:value-type="percentage" office:value="0.87468420460473151" table:style-name="ce38">
            <text:p>87,5%</text:p>
          </table:table-cell>
          <table:table-cell office:value-type="float" office:value="51134" table:style-name="ce37">
            <text:p>51.134</text:p>
          </table:table-cell>
          <table:table-cell office:value-type="percentage" office:value="0.72558284733160217" table:style-name="ce38">
            <text:p>72,6%</text:p>
          </table:table-cell>
          <table:table-cell office:value-type="float" office:value="36385" table:style-name="ce37">
            <text:p>36.385</text:p>
          </table:table-cell>
          <table:table-cell office:value-type="percentage" office:value="0.72042372042372038" table:style-name="ce38">
            <text:p>72,0%</text:p>
          </table:table-cell>
          <table:table-cell office:value-type="float" office:value="25819" table:style-name="ce37">
            <text:p>25.819</text:p>
          </table:table-cell>
          <table:table-cell office:value-type="percentage" office:value="0.58728931146646046" table:style-name="ce38">
            <text:p>58,7%</text:p>
          </table:table-cell>
          <table:table-cell office:value-type="float" office:value="455174" table:style-name="ce37">
            <text:p>455.174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86844219053778948" table:style-name="ce38">
            <text:p>86,8%</text:p>
          </table:table-cell>
          <table:table-cell office:value-type="percentage" office:value="0.78087166862524771" table:style-name="ce38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6528" table:style-name="ce37">
            <text:p>226.528</text:p>
          </table:table-cell>
          <table:table-cell office:value-type="percentage" office:value="1" table:style-name="ce38">
            <text:p>100,0%</text:p>
          </table:table-cell>
          <table:table-cell office:value-type="float" office:value="248672" table:style-name="ce37">
            <text:p>248.672</text:p>
          </table:table-cell>
          <table:table-cell office:value-type="percentage" office:value="1" table:style-name="ce38">
            <text:p>100,0%</text:p>
          </table:table-cell>
          <table:table-cell office:value-type="float" office:value="315647" table:style-name="ce37">
            <text:p>315.647</text:p>
          </table:table-cell>
          <table:table-cell office:value-type="percentage" office:value="0.9908090716471788" table:style-name="ce38">
            <text:p>99,1%</text:p>
          </table:table-cell>
          <table:table-cell office:value-type="float" office:value="345976" table:style-name="ce37">
            <text:p>345.976</text:p>
          </table:table-cell>
          <table:table-cell office:value-type="percentage" office:value="0.90765658818128159" table:style-name="ce38">
            <text:p>90,8%</text:p>
          </table:table-cell>
          <table:table-cell office:value-type="float" office:value="311663" table:style-name="ce37">
            <text:p>311.663</text:p>
          </table:table-cell>
          <table:table-cell office:value-type="percentage" office:value="0.85785497034172387" table:style-name="ce38">
            <text:p>85,8%</text:p>
          </table:table-cell>
          <table:table-cell office:value-type="float" office:value="199647" table:style-name="ce37">
            <text:p>199.647</text:p>
          </table:table-cell>
          <table:table-cell office:value-type="percentage" office:value="0.74555516967096491" table:style-name="ce38">
            <text:p>74,6%</text:p>
          </table:table-cell>
          <table:table-cell office:value-type="float" office:value="155493" table:style-name="ce37">
            <text:p>155.493</text:p>
          </table:table-cell>
          <table:table-cell office:value-type="percentage" office:value="0.73691269442575091" table:style-name="ce38">
            <text:p>73,7%</text:p>
          </table:table-cell>
          <table:table-cell office:value-type="float" office:value="114048" table:style-name="ce37">
            <text:p>114.048</text:p>
          </table:table-cell>
          <table:table-cell office:value-type="percentage" office:value="0.6897702942990892" table:style-name="ce38">
            <text:p>69,0%</text:p>
          </table:table-cell>
          <table:table-cell office:value-type="float" office:value="1917674" table:style-name="ce37">
            <text:p>1.917.674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88118155379912166" table:style-name="ce38">
            <text:p>88,1%</text:p>
          </table:table-cell>
          <table:table-cell office:value-type="percentage" office:value="0.80072637142482539" table:style-name="ce38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5952" table:style-name="ce37">
            <text:p>135.952</text:p>
          </table:table-cell>
          <table:table-cell office:value-type="percentage" office:value="1" table:style-name="ce38">
            <text:p>100,0%</text:p>
          </table:table-cell>
          <table:table-cell office:value-type="float" office:value="156889" table:style-name="ce37">
            <text:p>156.889</text:p>
          </table:table-cell>
          <table:table-cell office:value-type="percentage" office:value="0.98609688185492239" table:style-name="ce38">
            <text:p>98,6%</text:p>
          </table:table-cell>
          <table:table-cell office:value-type="float" office:value="214347" table:style-name="ce37">
            <text:p>214.347</text:p>
          </table:table-cell>
          <table:table-cell office:value-type="percentage" office:value="0.9812446210470418" table:style-name="ce38">
            <text:p>98,1%</text:p>
          </table:table-cell>
          <table:table-cell office:value-type="float" office:value="275622" table:style-name="ce37">
            <text:p>275.622</text:p>
          </table:table-cell>
          <table:table-cell office:value-type="percentage" office:value="0.8963958397023527" table:style-name="ce38">
            <text:p>89,6%</text:p>
          </table:table-cell>
          <table:table-cell office:value-type="float" office:value="272961" table:style-name="ce37">
            <text:p>272.961</text:p>
          </table:table-cell>
          <table:table-cell office:value-type="percentage" office:value="0.82564087052524915" table:style-name="ce38">
            <text:p>82,6%</text:p>
          </table:table-cell>
          <table:table-cell office:value-type="float" office:value="188984" table:style-name="ce37">
            <text:p>188.984</text:p>
          </table:table-cell>
          <table:table-cell office:value-type="percentage" office:value="0.71073068548068641" table:style-name="ce38">
            <text:p>71,1%</text:p>
          </table:table-cell>
          <table:table-cell office:value-type="float" office:value="152749" table:style-name="ce37">
            <text:p>152.749</text:p>
          </table:table-cell>
          <table:table-cell office:value-type="percentage" office:value="0.70039754412189514" table:style-name="ce38">
            <text:p>70,0%</text:p>
          </table:table-cell>
          <table:table-cell office:value-type="float" office:value="121335" table:style-name="ce37">
            <text:p>121.335</text:p>
          </table:table-cell>
          <table:table-cell office:value-type="percentage" office:value="0.69743981790173126" table:style-name="ce38">
            <text:p>69,7%</text:p>
          </table:table-cell>
          <table:table-cell office:value-type="float" office:value="1518839" table:style-name="ce37">
            <text:p>1.518.839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3970170014772361" table:style-name="ce38">
            <text:p>84,0%</text:p>
          </table:table-cell>
          <table:table-cell office:value-type="percentage" office:value="0.74262830276043523" table:style-name="ce38">
            <text:p>74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2064" table:style-name="ce37">
            <text:p>452.064</text:p>
          </table:table-cell>
          <table:table-cell office:value-type="percentage" office:value="1" table:style-name="ce38">
            <text:p>100,0%</text:p>
          </table:table-cell>
          <table:table-cell office:value-type="float" office:value="612822" table:style-name="ce37">
            <text:p>612.822</text:p>
          </table:table-cell>
          <table:table-cell office:value-type="percentage" office:value="0.96463043765701439" table:style-name="ce38">
            <text:p>96,5%</text:p>
          </table:table-cell>
          <table:table-cell office:value-type="float" office:value="781885" table:style-name="ce37">
            <text:p>781.885</text:p>
          </table:table-cell>
          <table:table-cell office:value-type="percentage" office:value="0.93350040115379473" table:style-name="ce38">
            <text:p>93,4%</text:p>
          </table:table-cell>
          <table:table-cell office:value-type="float" office:value="1004683" table:style-name="ce37">
            <text:p>1.004.683</text:p>
          </table:table-cell>
          <table:table-cell office:value-type="percentage" office:value="0.92022477055817109" table:style-name="ce38">
            <text:p>92,0%</text:p>
          </table:table-cell>
          <table:table-cell office:value-type="float" office:value="1088362" table:style-name="ce37">
            <text:p>1.088.362</text:p>
          </table:table-cell>
          <table:table-cell office:value-type="percentage" office:value="0.8265485986383192" table:style-name="ce38">
            <text:p>82,7%</text:p>
          </table:table-cell>
          <table:table-cell office:value-type="float" office:value="705072" table:style-name="ce37">
            <text:p>705.072</text:p>
          </table:table-cell>
          <table:table-cell office:value-type="percentage" office:value="0.67493481082695483" table:style-name="ce38">
            <text:p>67,5%</text:p>
          </table:table-cell>
          <table:table-cell office:value-type="float" office:value="552254" table:style-name="ce37">
            <text:p>552.254</text:p>
          </table:table-cell>
          <table:table-cell office:value-type="percentage" office:value="0.65827984289605268" table:style-name="ce38">
            <text:p>65,8%</text:p>
          </table:table-cell>
          <table:table-cell office:value-type="float" office:value="427927" table:style-name="ce37">
            <text:p>427.927</text:p>
          </table:table-cell>
          <table:table-cell office:value-type="percentage" office:value="0.65216271492274824" table:style-name="ce38">
            <text:p>65,2%</text:p>
          </table:table-cell>
          <table:table-cell office:value-type="float" office:value="5625069" table:style-name="ce37">
            <text:p>5.625.069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1898284306588476" table:style-name="ce38">
            <text:p>81,9%</text:p>
          </table:table-cell>
          <table:table-cell office:value-type="percentage" office:value="0.72297206894331312" table:style-name="ce38">
            <text:p>72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2707" table:style-name="ce37">
            <text:p>292.707</text:p>
          </table:table-cell>
          <table:table-cell office:value-type="percentage" office:value="1" table:style-name="ce38">
            <text:p>100,0%</text:p>
          </table:table-cell>
          <table:table-cell office:value-type="float" office:value="430839" table:style-name="ce37">
            <text:p>430.839</text:p>
          </table:table-cell>
          <table:table-cell office:value-type="percentage" office:value="0.98396069994655855" table:style-name="ce38">
            <text:p>98,4%</text:p>
          </table:table-cell>
          <table:table-cell office:value-type="float" office:value="558405" table:style-name="ce37">
            <text:p>558.405</text:p>
          </table:table-cell>
          <table:table-cell office:value-type="percentage" office:value="0.96156031739471837" table:style-name="ce38">
            <text:p>96,2%</text:p>
          </table:table-cell>
          <table:table-cell office:value-type="float" office:value="705733" table:style-name="ce37">
            <text:p>705.733</text:p>
          </table:table-cell>
          <table:table-cell office:value-type="percentage" office:value="0.93805809653691041" table:style-name="ce38">
            <text:p>93,8%</text:p>
          </table:table-cell>
          <table:table-cell office:value-type="float" office:value="736355" table:style-name="ce37">
            <text:p>736.355</text:p>
          </table:table-cell>
          <table:table-cell office:value-type="percentage" office:value="0.86468456577593855" table:style-name="ce38">
            <text:p>86,5%</text:p>
          </table:table-cell>
          <table:table-cell office:value-type="float" office:value="476938" table:style-name="ce37">
            <text:p>476.938</text:p>
          </table:table-cell>
          <table:table-cell office:value-type="percentage" office:value="0.73515434853312245" table:style-name="ce38">
            <text:p>73,5%</text:p>
          </table:table-cell>
          <table:table-cell office:value-type="float" office:value="384065" table:style-name="ce37">
            <text:p>384.065</text:p>
          </table:table-cell>
          <table:table-cell office:value-type="percentage" office:value="0.74413030926556689" table:style-name="ce38">
            <text:p>74,4%</text:p>
          </table:table-cell>
          <table:table-cell office:value-type="float" office:value="312105" table:style-name="ce37">
            <text:p>312.105</text:p>
          </table:table-cell>
          <table:table-cell office:value-type="percentage" office:value="0.73517599421479229" table:style-name="ce38">
            <text:p>73,5%</text:p>
          </table:table-cell>
          <table:table-cell office:value-type="float" office:value="3897147" table:style-name="ce37">
            <text:p>3.897.147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682594627688478" table:style-name="ce38">
            <text:p>86,8%</text:p>
          </table:table-cell>
          <table:table-cell office:value-type="percentage" office:value="0.77059026728013647" table:style-name="ce38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7263" table:style-name="ce37">
            <text:p>77.263</text:p>
          </table:table-cell>
          <table:table-cell office:value-type="percentage" office:value="1" table:style-name="ce38">
            <text:p>100,0%</text:p>
          </table:table-cell>
          <table:table-cell office:value-type="float" office:value="95281" table:style-name="ce37">
            <text:p>95.281</text:p>
          </table:table-cell>
          <table:table-cell office:value-type="percentage" office:value="1" table:style-name="ce38">
            <text:p>100,0%</text:p>
          </table:table-cell>
          <table:table-cell office:value-type="float" office:value="130921" table:style-name="ce37">
            <text:p>130.921</text:p>
          </table:table-cell>
          <table:table-cell office:value-type="percentage" office:value="1.0448853524026913" table:style-name="ce38">
            <text:p>104,5%</text:p>
          </table:table-cell>
          <table:table-cell office:value-type="float" office:value="159670" table:style-name="ce37">
            <text:p>159.670</text:p>
          </table:table-cell>
          <table:table-cell office:value-type="percentage" office:value="0.94358689485627834" table:style-name="ce38">
            <text:p>94,4%</text:p>
          </table:table-cell>
          <table:table-cell office:value-type="float" office:value="143421" table:style-name="ce37">
            <text:p>143.421</text:p>
          </table:table-cell>
          <table:table-cell office:value-type="percentage" office:value="0.89922504921815238" table:style-name="ce38">
            <text:p>89,9%</text:p>
          </table:table-cell>
          <table:table-cell office:value-type="float" office:value="107916" table:style-name="ce37">
            <text:p>107.916</text:p>
          </table:table-cell>
          <table:table-cell office:value-type="percentage" office:value="0.8084867282493875" table:style-name="ce38">
            <text:p>80,8%</text:p>
          </table:table-cell>
          <table:table-cell office:value-type="float" office:value="85099" table:style-name="ce37">
            <text:p>85.099</text:p>
          </table:table-cell>
          <table:table-cell office:value-type="percentage" office:value="0.75096187786798452" table:style-name="ce38">
            <text:p>75,1%</text:p>
          </table:table-cell>
          <table:table-cell office:value-type="float" office:value="64934" table:style-name="ce37">
            <text:p>64.934</text:p>
          </table:table-cell>
          <table:table-cell office:value-type="percentage" office:value="0.76618289085545721" table:style-name="ce38">
            <text:p>76,6%</text:p>
          </table:table-cell>
          <table:table-cell office:value-type="float" office:value="864505" table:style-name="ce37">
            <text:p>864.505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0672482817427891" table:style-name="ce38">
            <text:p>90,7%</text:p>
          </table:table-cell>
          <table:table-cell office:value-type="percentage" office:value="0.81251462658848272" table:style-name="ce38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0289" table:style-name="ce37">
            <text:p>240.289</text:p>
          </table:table-cell>
          <table:table-cell office:value-type="percentage" office:value="1" table:style-name="ce38">
            <text:p>100,0%</text:p>
          </table:table-cell>
          <table:table-cell office:value-type="float" office:value="289449" table:style-name="ce37">
            <text:p>289.449</text:p>
          </table:table-cell>
          <table:table-cell office:value-type="percentage" office:value="0.99891980314879103" table:style-name="ce38">
            <text:p>99,9%</text:p>
          </table:table-cell>
          <table:table-cell office:value-type="float" office:value="342079" table:style-name="ce37">
            <text:p>342.079</text:p>
          </table:table-cell>
          <table:table-cell office:value-type="percentage" office:value="0.98602587864305746" table:style-name="ce38">
            <text:p>98,6%</text:p>
          </table:table-cell>
          <table:table-cell office:value-type="float" office:value="386197" table:style-name="ce37">
            <text:p>386.197</text:p>
          </table:table-cell>
          <table:table-cell office:value-type="percentage" office:value="0.95148427279379333" table:style-name="ce38">
            <text:p>95,1%</text:p>
          </table:table-cell>
          <table:table-cell office:value-type="float" office:value="399465" table:style-name="ce37">
            <text:p>399.465</text:p>
          </table:table-cell>
          <table:table-cell office:value-type="percentage" office:value="0.9012772409249562" table:style-name="ce38">
            <text:p>90,1%</text:p>
          </table:table-cell>
          <table:table-cell office:value-type="float" office:value="249485" table:style-name="ce37">
            <text:p>249.485</text:p>
          </table:table-cell>
          <table:table-cell office:value-type="percentage" office:value="0.77142494929006089" table:style-name="ce38">
            <text:p>77,1%</text:p>
          </table:table-cell>
          <table:table-cell office:value-type="float" office:value="183083" table:style-name="ce37">
            <text:p>183.083</text:p>
          </table:table-cell>
          <table:table-cell office:value-type="percentage" office:value="0.79263229443114369" table:style-name="ce38">
            <text:p>79,3%</text:p>
          </table:table-cell>
          <table:table-cell office:value-type="float" office:value="149679" table:style-name="ce37">
            <text:p>149.679</text:p>
          </table:table-cell>
          <table:table-cell office:value-type="percentage" office:value="0.83151766320198661" table:style-name="ce38">
            <text:p>83,2%</text:p>
          </table:table-cell>
          <table:table-cell office:value-type="float" office:value="2239726" table:style-name="ce37">
            <text:p>2.239.726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124989763686816" table:style-name="ce38">
            <text:p>91,2%</text:p>
          </table:table-cell>
          <table:table-cell office:value-type="percentage" office:value="0.82896966821241547" table:style-name="ce38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135" table:style-name="ce37">
            <text:p>23.135</text:p>
          </table:table-cell>
          <table:table-cell office:value-type="percentage" office:value="1" table:style-name="ce38">
            <text:p>100,0%</text:p>
          </table:table-cell>
          <table:table-cell office:value-type="float" office:value="28517" table:style-name="ce37">
            <text:p>28.517</text:p>
          </table:table-cell>
          <table:table-cell office:value-type="percentage" office:value="1" table:style-name="ce38">
            <text:p>100,0%</text:p>
          </table:table-cell>
          <table:table-cell office:value-type="float" office:value="37264" table:style-name="ce37">
            <text:p>37.264</text:p>
          </table:table-cell>
          <table:table-cell office:value-type="percentage" office:value="0.98796330664404264" table:style-name="ce38">
            <text:p>98,8%</text:p>
          </table:table-cell>
          <table:table-cell office:value-type="float" office:value="44476" table:style-name="ce37">
            <text:p>44.476</text:p>
          </table:table-cell>
          <table:table-cell office:value-type="percentage" office:value="0.93311513930849277" table:style-name="ce38">
            <text:p>93,3%</text:p>
          </table:table-cell>
          <table:table-cell office:value-type="float" office:value="46102" table:style-name="ce37">
            <text:p>46.102</text:p>
          </table:table-cell>
          <table:table-cell office:value-type="percentage" office:value="0.87071977638015374" table:style-name="ce38">
            <text:p>87,1%</text:p>
          </table:table-cell>
          <table:table-cell office:value-type="float" office:value="28778" table:style-name="ce37">
            <text:p>28.778</text:p>
          </table:table-cell>
          <table:table-cell office:value-type="percentage" office:value="0.73191078104733076" table:style-name="ce38">
            <text:p>73,2%</text:p>
          </table:table-cell>
          <table:table-cell office:value-type="float" office:value="20849" table:style-name="ce37">
            <text:p>20.849</text:p>
          </table:table-cell>
          <table:table-cell office:value-type="percentage" office:value="0.6845163832162322" table:style-name="ce38">
            <text:p>68,5%</text:p>
          </table:table-cell>
          <table:table-cell office:value-type="float" office:value="17086" table:style-name="ce37">
            <text:p>17.086</text:p>
          </table:table-cell>
          <table:table-cell office:value-type="percentage" office:value="0.66919943600188003" table:style-name="ce38">
            <text:p>66,9%</text:p>
          </table:table-cell>
          <table:table-cell office:value-type="float" office:value="246207" table:style-name="ce37">
            <text:p>246.207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6701764270873682" table:style-name="ce38">
            <text:p>86,7%</text:p>
          </table:table-cell>
          <table:table-cell office:value-type="percentage" office:value="0.76960370599598638" table:style-name="ce38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0193" table:style-name="ce37">
            <text:p>370.193</text:p>
          </table:table-cell>
          <table:table-cell office:value-type="percentage" office:value="1" table:style-name="ce38">
            <text:p>100,0%</text:p>
          </table:table-cell>
          <table:table-cell office:value-type="float" office:value="507495" table:style-name="ce37">
            <text:p>507.495</text:p>
          </table:table-cell>
          <table:table-cell office:value-type="percentage" office:value="0.96467083966157308" table:style-name="ce38">
            <text:p>96,5%</text:p>
          </table:table-cell>
          <table:table-cell office:value-type="float" office:value="672015" table:style-name="ce37">
            <text:p>672.015</text:p>
          </table:table-cell>
          <table:table-cell office:value-type="percentage" office:value="0.95548560192116572" table:style-name="ce38">
            <text:p>95,5%</text:p>
          </table:table-cell>
          <table:table-cell office:value-type="float" office:value="923984" table:style-name="ce37">
            <text:p>923.984</text:p>
          </table:table-cell>
          <table:table-cell office:value-type="percentage" office:value="0.94983567763828114" table:style-name="ce38">
            <text:p>95,0%</text:p>
          </table:table-cell>
          <table:table-cell office:value-type="float" office:value="990230" table:style-name="ce37">
            <text:p>990.230</text:p>
          </table:table-cell>
          <table:table-cell office:value-type="percentage" office:value="0.84927498196781914" table:style-name="ce38">
            <text:p>84,9%</text:p>
          </table:table-cell>
          <table:table-cell office:value-type="float" office:value="682246" table:style-name="ce37">
            <text:p>682.246</text:p>
          </table:table-cell>
          <table:table-cell office:value-type="percentage" office:value="0.71842592982603937" table:style-name="ce38">
            <text:p>71,8%</text:p>
          </table:table-cell>
          <table:table-cell office:value-type="float" office:value="521609" table:style-name="ce37">
            <text:p>521.609</text:p>
          </table:table-cell>
          <table:table-cell office:value-type="percentage" office:value="0.70252735782349574" table:style-name="ce38">
            <text:p>70,3%</text:p>
          </table:table-cell>
          <table:table-cell office:value-type="float" office:value="344658" table:style-name="ce37">
            <text:p>344.658</text:p>
          </table:table-cell>
          <table:table-cell office:value-type="percentage" office:value="0.62264110040430531" table:style-name="ce38">
            <text:p>62,3%</text:p>
          </table:table-cell>
          <table:table-cell office:value-type="float" office:value="5012430" table:style-name="ce37">
            <text:p>5.012.430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3848826108404961" table:style-name="ce38">
            <text:p>83,8%</text:p>
          </table:table-cell>
          <table:table-cell office:value-type="percentage" office:value="0.73930867294562974" table:style-name="ce38">
            <text:p>73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2749" table:style-name="ce37">
            <text:p>72.749</text:p>
          </table:table-cell>
          <table:table-cell office:value-type="percentage" office:value="1" table:style-name="ce38">
            <text:p>100,0%</text:p>
          </table:table-cell>
          <table:table-cell office:value-type="float" office:value="100784" table:style-name="ce37">
            <text:p>100.784</text:p>
          </table:table-cell>
          <table:table-cell office:value-type="percentage" office:value="0.97944586439129633" table:style-name="ce38">
            <text:p>97,9%</text:p>
          </table:table-cell>
          <table:table-cell office:value-type="float" office:value="143971" table:style-name="ce37">
            <text:p>143.971</text:p>
          </table:table-cell>
          <table:table-cell office:value-type="percentage" office:value="0.98000122524828293" table:style-name="ce38">
            <text:p>98,0%</text:p>
          </table:table-cell>
          <table:table-cell office:value-type="float" office:value="202950" table:style-name="ce37">
            <text:p>202.950</text:p>
          </table:table-cell>
          <table:table-cell office:value-type="percentage" office:value="0.9516731065011067" table:style-name="ce38">
            <text:p>95,2%</text:p>
          </table:table-cell>
          <table:table-cell office:value-type="float" office:value="222554" table:style-name="ce37">
            <text:p>222.554</text:p>
          </table:table-cell>
          <table:table-cell office:value-type="percentage" office:value="0.87565559870473764" table:style-name="ce38">
            <text:p>87,6%</text:p>
          </table:table-cell>
          <table:table-cell office:value-type="float" office:value="153755" table:style-name="ce37">
            <text:p>153.755</text:p>
          </table:table-cell>
          <table:table-cell office:value-type="percentage" office:value="0.73565929675650588" table:style-name="ce38">
            <text:p>73,6%</text:p>
          </table:table-cell>
          <table:table-cell office:value-type="float" office:value="125031" table:style-name="ce37">
            <text:p>125.031</text:p>
          </table:table-cell>
          <table:table-cell office:value-type="percentage" office:value="0.72587780409641911" table:style-name="ce38">
            <text:p>72,6%</text:p>
          </table:table-cell>
          <table:table-cell office:value-type="float" office:value="103009" table:style-name="ce37">
            <text:p>103.009</text:p>
          </table:table-cell>
          <table:table-cell office:value-type="percentage" office:value="0.72595740482331883" table:style-name="ce38">
            <text:p>72,6%</text:p>
          </table:table-cell>
          <table:table-cell office:value-type="float" office:value="1124803" table:style-name="ce37">
            <text:p>1.124.803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5853845819177688" table:style-name="ce38">
            <text:p>85,9%</text:p>
          </table:table-cell>
          <table:table-cell office:value-type="percentage" office:value="0.74428602528633558" table:style-name="ce38">
            <text:p>74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081" table:style-name="ce37">
            <text:p>42.081</text:p>
          </table:table-cell>
          <table:table-cell office:value-type="percentage" office:value="1" table:style-name="ce38">
            <text:p>100,0%</text:p>
          </table:table-cell>
          <table:table-cell office:value-type="float" office:value="55672" table:style-name="ce37">
            <text:p>55.672</text:p>
          </table:table-cell>
          <table:table-cell office:value-type="percentage" office:value="0.99784915400057361" table:style-name="ce38">
            <text:p>99,8%</text:p>
          </table:table-cell>
          <table:table-cell office:value-type="float" office:value="71196" table:style-name="ce37">
            <text:p>71.196</text:p>
          </table:table-cell>
          <table:table-cell office:value-type="percentage" office:value="0.96414062076810569" table:style-name="ce38">
            <text:p>96,4%</text:p>
          </table:table-cell>
          <table:table-cell office:value-type="float" office:value="90233" table:style-name="ce37">
            <text:p>90.233</text:p>
          </table:table-cell>
          <table:table-cell office:value-type="percentage" office:value="0.93318096262436134" table:style-name="ce38">
            <text:p>93,3%</text:p>
          </table:table-cell>
          <table:table-cell office:value-type="float" office:value="92947" table:style-name="ce37">
            <text:p>92.947</text:p>
          </table:table-cell>
          <table:table-cell office:value-type="percentage" office:value="0.86060443325123603" table:style-name="ce38">
            <text:p>86,1%</text:p>
          </table:table-cell>
          <table:table-cell office:value-type="float" office:value="60080" table:style-name="ce37">
            <text:p>60.080</text:p>
          </table:table-cell>
          <table:table-cell office:value-type="percentage" office:value="0.73861890067739522" table:style-name="ce38">
            <text:p>73,9%</text:p>
          </table:table-cell>
          <table:table-cell office:value-type="float" office:value="50678" table:style-name="ce37">
            <text:p>50.678</text:p>
          </table:table-cell>
          <table:table-cell office:value-type="percentage" office:value="0.74387540916229977" table:style-name="ce38">
            <text:p>74,4%</text:p>
          </table:table-cell>
          <table:table-cell office:value-type="float" office:value="41702" table:style-name="ce37">
            <text:p>41.702</text:p>
          </table:table-cell>
          <table:table-cell office:value-type="percentage" office:value="0.73955451514506632" table:style-name="ce38">
            <text:p>74,0%</text:p>
          </table:table-cell>
          <table:table-cell office:value-type="float" office:value="504589" table:style-name="ce37">
            <text:p>504.589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6795480894601229" table:style-name="ce38">
            <text:p>86,8%</text:p>
          </table:table-cell>
          <table:table-cell office:value-type="percentage" office:value="0.76314472086231488" table:style-name="ce38">
            <text:p>76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1685" table:style-name="ce37">
            <text:p>161.685</text:p>
          </table:table-cell>
          <table:table-cell office:value-type="percentage" office:value="1.0236467236467237" table:style-name="ce38">
            <text:p>102,4%</text:p>
          </table:table-cell>
          <table:table-cell office:value-type="float" office:value="211890" table:style-name="ce37">
            <text:p>211.890</text:p>
          </table:table-cell>
          <table:table-cell office:value-type="percentage" office:value="0.99441057625973217" table:style-name="ce38">
            <text:p>99,4%</text:p>
          </table:table-cell>
          <table:table-cell office:value-type="float" office:value="272079" table:style-name="ce37">
            <text:p>272.079</text:p>
          </table:table-cell>
          <table:table-cell office:value-type="percentage" office:value="0.97129791267282828" table:style-name="ce38">
            <text:p>97,1%</text:p>
          </table:table-cell>
          <table:table-cell office:value-type="float" office:value="318696" table:style-name="ce37">
            <text:p>318.696</text:p>
          </table:table-cell>
          <table:table-cell office:value-type="percentage" office:value="0.93740458913397084" table:style-name="ce38">
            <text:p>93,7%</text:p>
          </table:table-cell>
          <table:table-cell office:value-type="float" office:value="312262" table:style-name="ce37">
            <text:p>312.262</text:p>
          </table:table-cell>
          <table:table-cell office:value-type="percentage" office:value="0.86228540342912685" table:style-name="ce38">
            <text:p>86,2%</text:p>
          </table:table-cell>
          <table:table-cell office:value-type="float" office:value="187348" table:style-name="ce37">
            <text:p>187.348</text:p>
          </table:table-cell>
          <table:table-cell office:value-type="percentage" office:value="0.71906748598120085" table:style-name="ce38">
            <text:p>71,9%</text:p>
          </table:table-cell>
          <table:table-cell office:value-type="float" office:value="139001" table:style-name="ce37">
            <text:p>139.001</text:p>
          </table:table-cell>
          <table:table-cell office:value-type="percentage" office:value="0.68971488681810511" table:style-name="ce38">
            <text:p>69,0%</text:p>
          </table:table-cell>
          <table:table-cell office:value-type="float" office:value="109070" table:style-name="ce37">
            <text:p>109.070</text:p>
          </table:table-cell>
          <table:table-cell office:value-type="percentage" office:value="0.64689275589243567" table:style-name="ce38">
            <text:p>64,7%</text:p>
          </table:table-cell>
          <table:table-cell office:value-type="float" office:value="1712031" table:style-name="ce37">
            <text:p>1.712.031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6294364303813165" table:style-name="ce38">
            <text:p>86,3%</text:p>
          </table:table-cell>
          <table:table-cell office:value-type="percentage" office:value="0.77101009500545825" table:style-name="ce38">
            <text:p>77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70" table:style-name="ce37">
            <text:p>2.370</text:p>
          </table:table-cell>
          <table:table-cell office:value-type="percentage" office:value="0.90978886756238009" table:style-name="ce38">
            <text:p>91,0%</text:p>
          </table:table-cell>
          <table:table-cell office:value-type="float" office:value="3840" table:style-name="ce37">
            <text:p>3.840</text:p>
          </table:table-cell>
          <table:table-cell office:value-type="percentage" office:value="0.88930060213061601" table:style-name="ce38">
            <text:p>88,9%</text:p>
          </table:table-cell>
          <table:table-cell office:value-type="float" office:value="7426" table:style-name="ce37">
            <text:p>7.426</text:p>
          </table:table-cell>
          <table:table-cell office:value-type="percentage" office:value="0.94514445717194862" table:style-name="ce38">
            <text:p>94,5%</text:p>
          </table:table-cell>
          <table:table-cell office:value-type="float" office:value="10221" table:style-name="ce37">
            <text:p>10.221</text:p>
          </table:table-cell>
          <table:table-cell office:value-type="percentage" office:value="0.88447559709241952" table:style-name="ce38">
            <text:p>88,4%</text:p>
          </table:table-cell>
          <table:table-cell office:value-type="float" office:value="10564" table:style-name="ce37">
            <text:p>10.564</text:p>
          </table:table-cell>
          <table:table-cell office:value-type="percentage" office:value="0.83562727416548011" table:style-name="ce38">
            <text:p>83,6%</text:p>
          </table:table-cell>
          <table:table-cell office:value-type="float" office:value="8301" table:style-name="ce37">
            <text:p>8.301</text:p>
          </table:table-cell>
          <table:table-cell office:value-type="percentage" office:value="0.69791491508323522" table:style-name="ce38">
            <text:p>69,8%</text:p>
          </table:table-cell>
          <table:table-cell office:value-type="float" office:value="7692" table:style-name="ce37">
            <text:p>7.692</text:p>
          </table:table-cell>
          <table:table-cell office:value-type="percentage" office:value="0.70137685784626602" table:style-name="ce38">
            <text:p>70,1%</text:p>
          </table:table-cell>
          <table:table-cell office:value-type="float" office:value="6043" table:style-name="ce37">
            <text:p>6.043</text:p>
          </table:table-cell>
          <table:table-cell office:value-type="percentage" office:value="0.66217400832785445" table:style-name="ce38">
            <text:p>66,2%</text:p>
          </table:table-cell>
          <table:table-cell office:value-type="float" office:value="56457" table:style-name="ce37">
            <text:p>56.457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79556119213696896" table:style-name="ce38">
            <text:p>79,6%</text:p>
          </table:table-cell>
          <table:table-cell office:value-type="percentage" office:value="0.67049476259471275" table:style-name="ce38">
            <text:p>67,0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1953" table:style-name="ce37">
            <text:p>1.953</text:p>
          </table:table-cell>
          <table:table-cell office:value-type="percentage" office:value="0.83141762452107282" table:style-name="ce38">
            <text:p>83,1%</text:p>
          </table:table-cell>
          <table:table-cell office:value-type="float" office:value="3225" table:style-name="ce37">
            <text:p>3.225</text:p>
          </table:table-cell>
          <table:table-cell office:value-type="percentage" office:value="0.86045891141942366" table:style-name="ce38">
            <text:p>86,0%</text:p>
          </table:table-cell>
          <table:table-cell office:value-type="float" office:value="6931" table:style-name="ce37">
            <text:p>6.931</text:p>
          </table:table-cell>
          <table:table-cell office:value-type="percentage" office:value="0.88552446659000894" table:style-name="ce38">
            <text:p>88,6%</text:p>
          </table:table-cell>
          <table:table-cell office:value-type="float" office:value="9370" table:style-name="ce37">
            <text:p>9.370</text:p>
          </table:table-cell>
          <table:table-cell office:value-type="percentage" office:value="0.82927692716169576" table:style-name="ce38">
            <text:p>82,9%</text:p>
          </table:table-cell>
          <table:table-cell office:value-type="float" office:value="9649" table:style-name="ce37">
            <text:p>9.649</text:p>
          </table:table-cell>
          <table:table-cell office:value-type="percentage" office:value="0.80394934177637056" table:style-name="ce38">
            <text:p>80,4%</text:p>
          </table:table-cell>
          <table:table-cell office:value-type="float" office:value="7911" table:style-name="ce37">
            <text:p>7.911</text:p>
          </table:table-cell>
          <table:table-cell office:value-type="percentage" office:value="0.65202340723646257" table:style-name="ce38">
            <text:p>65,2%</text:p>
          </table:table-cell>
          <table:table-cell office:value-type="float" office:value="7346" table:style-name="ce37">
            <text:p>7.346</text:p>
          </table:table-cell>
          <table:table-cell office:value-type="percentage" office:value="0.61242184243434761" table:style-name="ce38">
            <text:p>61,2%</text:p>
          </table:table-cell>
          <table:table-cell office:value-type="float" office:value="6078" table:style-name="ce37">
            <text:p>6.078</text:p>
          </table:table-cell>
          <table:table-cell office:value-type="percentage" office:value="0.63484437016920825" table:style-name="ce38">
            <text:p>63,5%</text:p>
          </table:table-cell>
          <table:table-cell office:value-type="float" office:value="52463" table:style-name="ce37">
            <text:p>52.463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3967600490645313" table:style-name="ce38">
            <text:p>74,0%</text:p>
          </table:table-cell>
          <table:table-cell office:value-type="percentage" office:value="0.60249666957600256" table:style-name="ce38">
            <text:p>60,2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23" table:style-name="ce37">
            <text:p>23</text:p>
          </table:table-cell>
          <table:table-cell office:value-type="string" table:style-name="ce38">
            <text:p>-</text:p>
          </table:table-cell>
          <table:table-cell office:value-type="float" office:value="17" table:style-name="ce37">
            <text:p>17</text:p>
          </table:table-cell>
          <table:table-cell office:value-type="string" table:style-name="ce38">
            <text:p>-</text:p>
          </table:table-cell>
          <table:table-cell office:value-type="float" office:value="3392" table:style-name="ce37">
            <text:p>3.392</text:p>
          </table:table-cell>
          <table:table-cell office:value-type="string" table:style-name="ce38">
            <text:p>-</text:p>
          </table:table-cell>
          <table:table-cell office:value-type="float" office:value="8913" table:style-name="ce37">
            <text:p>8.913</text:p>
          </table:table-cell>
          <table:table-cell office:value-type="string" table:style-name="ce38">
            <text:p>-</text:p>
          </table:table-cell>
          <table:table-cell office:value-type="float" office:value="20583" table:style-name="ce37">
            <text:p>20.583</text:p>
          </table:table-cell>
          <table:table-cell office:value-type="string" table:style-name="ce38">
            <text:p>-</text:p>
          </table:table-cell>
          <table:table-cell office:value-type="float" office:value="29738" table:style-name="ce37">
            <text:p>29.738</text:p>
          </table:table-cell>
          <table:table-cell office:value-type="string" table:style-name="ce38">
            <text:p>-</text:p>
          </table:table-cell>
          <table:table-cell office:value-type="float" office:value="22273" table:style-name="ce37">
            <text:p>22.273</text:p>
          </table:table-cell>
          <table:table-cell office:value-type="string" table:style-name="ce38">
            <text:p>-</text:p>
          </table:table-cell>
          <table:table-cell office:value-type="float" office:value="1010" table:style-name="ce37">
            <text:p>1.010</text:p>
          </table:table-cell>
          <table:table-cell office:value-type="string" table:style-name="ce38">
            <text:p>-</text:p>
          </table:table-cell>
          <table:table-cell office:value-type="float" office:value="85949" table:style-name="ce37">
            <text:p>85.949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7">
            <text:p>Sanidad Exterior</text:p>
          </table:table-cell>
          <table:table-cell office:value-type="float" office:value="25" table:style-name="ce40">
            <text:p>25</text:p>
          </table:table-cell>
          <table:table-cell office:value-type="string" table:style-name="ce41">
            <text:p>-</text:p>
          </table:table-cell>
          <table:table-cell office:value-type="float" office:value="30" table:style-name="ce40">
            <text:p>30</text:p>
          </table:table-cell>
          <table:table-cell office:value-type="string" table:style-name="ce41">
            <text:p>-</text:p>
          </table:table-cell>
          <table:table-cell office:value-type="float" office:value="193" table:style-name="ce40">
            <text:p>193</text:p>
          </table:table-cell>
          <table:table-cell office:value-type="string" table:style-name="ce41">
            <text:p>-</text:p>
          </table:table-cell>
          <table:table-cell office:value-type="float" office:value="545" table:style-name="ce40">
            <text:p>545</text:p>
          </table:table-cell>
          <table:table-cell office:value-type="string" table:style-name="ce41">
            <text:p>-</text:p>
          </table:table-cell>
          <table:table-cell office:value-type="float" office:value="1030" table:style-name="ce40">
            <text:p>1.030</text:p>
          </table:table-cell>
          <table:table-cell office:value-type="string" table:style-name="ce41">
            <text:p>-</text:p>
          </table:table-cell>
          <table:table-cell office:value-type="float" office:value="1117" table:style-name="ce40">
            <text:p>1.117</text:p>
          </table:table-cell>
          <table:table-cell office:value-type="string" table:style-name="ce41">
            <text:p>-</text:p>
          </table:table-cell>
          <table:table-cell office:value-type="float" office:value="978" table:style-name="ce40">
            <text:p>978</text:p>
          </table:table-cell>
          <table:table-cell office:value-type="string" table:style-name="ce41">
            <text:p>-</text:p>
          </table:table-cell>
          <table:table-cell office:value-type="float" office:value="139" table:style-name="ce40">
            <text:p>139</text:p>
          </table:table-cell>
          <table:table-cell office:value-type="string" table:style-name="ce41">
            <text:p>-</text:p>
          </table:table-cell>
          <table:table-cell office:value-type="float" office:value="4057" table:style-name="ce40">
            <text:p>4.057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0" table:style-name="ce21"/>
          <table:table-cell table:number-columns-repeated="16343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897978" table:style-name="ce44">
            <text:p>2.897.978</text:p>
          </table:table-cell>
          <table:table-cell office:value-type="percentage" office:value="1" table:style-name="ce45">
            <text:p>100,0%</text:p>
          </table:table-cell>
          <table:table-cell office:value-type="float" office:value="3908831" table:style-name="ce44">
            <text:p>3.908.831</text:p>
          </table:table-cell>
          <table:table-cell office:value-type="percentage" office:value="0.9870673186794594" table:style-name="ce45">
            <text:p>98,7%</text:p>
          </table:table-cell>
          <table:table-cell office:value-type="float" office:value="5169954" table:style-name="ce44">
            <text:p>5.169.954</text:p>
          </table:table-cell>
          <table:table-cell office:value-type="percentage" office:value="0.96870293457768109" table:style-name="ce45">
            <text:p>96,9%</text:p>
          </table:table-cell>
          <table:table-cell office:value-type="float" office:value="6559026" table:style-name="ce44">
            <text:p>6.559.026</text:p>
          </table:table-cell>
          <table:table-cell office:value-type="percentage" office:value="0.93256656258095416" table:style-name="ce45">
            <text:p>93,3%</text:p>
          </table:table-cell>
          <table:table-cell office:value-type="float" office:value="6757092" table:style-name="ce44">
            <text:p>6.757.092</text:p>
          </table:table-cell>
          <table:table-cell office:value-type="percentage" office:value="0.85622366786931703" table:style-name="ce45">
            <text:p>85,6%</text:p>
          </table:table-cell>
          <table:table-cell office:value-type="float" office:value="4540279" table:style-name="ce44">
            <text:p>4.540.279</text:p>
          </table:table-cell>
          <table:table-cell office:value-type="percentage" office:value="0.72872958619209705" table:style-name="ce45">
            <text:p>72,9%</text:p>
          </table:table-cell>
          <table:table-cell office:value-type="float" office:value="3538343" table:style-name="ce44">
            <text:p>3.538.343</text:p>
          </table:table-cell>
          <table:table-cell office:value-type="percentage" office:value="0.71559163053326436" table:style-name="ce45">
            <text:p>71,6%</text:p>
          </table:table-cell>
          <table:table-cell office:value-type="float" office:value="2714851" table:style-name="ce44">
            <text:p>2.714.851</text:p>
          </table:table-cell>
          <table:table-cell office:value-type="percentage" office:value="0.69814096586867647" table:style-name="ce45">
            <text:p>69,8%</text:p>
          </table:table-cell>
          <table:table-cell office:value-type="float" office:value="36086354" table:style-name="ce44">
            <text:p>36.086.354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5675456359305557" table:style-name="ce45">
            <text:p>85,7%</text:p>
          </table:table-cell>
          <table:table-cell office:value-type="percentage" office:value="0.76050051426957122" table:style-name="ce45">
            <text:p>76,1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9-21T15:31:48Z</meta:creation-date>
    <dc:date>2021-09-21T15:32:15Z</dc:date>
  </office:meta>
</office:document-meta>
</file>